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7.62cm"/>
    </style:style>
    <style:style style:name="co4" style:family="table-column">
      <style:table-column-properties fo:break-before="auto" style:column-width="8.916cm"/>
    </style:style>
    <style:style style:name="co5" style:family="table-column">
      <style:table-column-properties fo:break-before="auto" style:column-width="8.096cm"/>
    </style:style>
    <style:style style:name="co7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8.5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ta5" style:family="table" style:master-page-name="PageStyle_5f_Librarie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6" style:family="table" style:master-page-name="PageStyle_5f_Web_20_links">
      <style:table-properties table:display="true" style:writing-mode="lr-tb"/>
    </style:style>
    <style:style style:name="ce1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position="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fo:border="0.06pt solid #000000" style:vertical-align="bottom"/>
      <style:text-properties fo:color="#0084d1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84d1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="0.06pt solid #000000"/>
      <style:text-properties fo:color="#0084d1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wrap-option="wrap" fo:border="0.06pt solid #000000"/>
      <style:text-properties fo:color="#0084d1" style:text-outline="false" style:text-position="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8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ff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order="0.06pt solid #000000" style:vertical-align="bottom"/>
      <style:text-properties fo:color="#0084d1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84d1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="0.06pt solid #000000"/>
      <style:text-properties fo:color="#0084d1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wrap-option="wrap" fo:border="0.06pt solid #000000"/>
      <style:text-properties fo:color="#0084d1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cfe2f3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6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7" style:family="table-cell" style:parent-style-name="Default">
      <style:table-cell-properties fo:background-color="#00ff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f1c232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ackground-color="#6666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Libraries" table:style-name="ta5" table:print="false">
        <office:forms form:automatic-focus="false" form:apply-design-mode="false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7" table:default-cell-style-name="ce9"/>
        <table:table-column table:style-name="co6" table:number-columns-repeated="21" table:default-cell-style-name="ce9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4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oloGraphLibrary</text:p>
          </table:table-cell>
          <table:table-cell table:style-name="ce10" office:value-type="string" calcext:value-type="string">
            <text:p>To make charts, diagrams, ...</text:p>
          </table:table-cell>
          <table:table-cell table:style-name="ce10" office:value-type="string" calcext:value-type="string">
            <text:p>graphs , charts</text:p>
          </table:table-cell>
          <table:table-cell table:style-name="ce15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okku</text:p>
          </table:table-cell>
          <table:table-cell table:style-name="ce10" office:value-type="string" calcext:value-type="string">
            <text:p>Tool which can build and deplou apps and manage their lyfecycle</text:p>
          </table:table-cell>
          <table:table-cell table:style-name="ce10" office:value-type="string" calcext:value-type="string">
            <text:p>build , PaaS</text:p>
          </table:table-cell>
          <table:table-cell table:style-name="ce15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IFTTT</text:p>
          </table:table-cell>
          <table:table-cell table:style-name="ce10" office:value-type="string" calcext:value-type="string">
            <text:p>To automate commuunity maangement</text:p>
          </table:table-cell>
          <table:table-cell table:style-name="ce10"/>
          <table:table-cell table:style-name="ce15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Buffer</text:p>
          </table:table-cell>
          <table:table-cell table:style-name="ce10" office:value-type="string" calcext:value-type="string">
            <text:p>A tool to manage easily social medias</text:p>
          </table:table-cell>
          <table:table-cell table:style-name="ce10"/>
          <table:table-cell table:style-name="ce15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Instabug</text:p>
          </table:table-cell>
          <table:table-cell table:style-name="ce10" office:value-type="string" calcext:value-type="string">
            <text:p>In-app feedback and bug tracking for mobile apps </text:p>
          </table:table-cell>
          <table:table-cell table:style-name="ce10" office:value-type="string" calcext:value-type="string">
            <text:p>bug : tracking : users</text:p>
          </table:table-cell>
          <table:table-cell table:style-name="ce15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Zapier</text:p>
          </table:table-cell>
          <table:table-cell table:style-name="ce10" office:value-type="string" calcext:value-type="string">
            <text:p>Connect the apps to use, automate tasks</text:p>
          </table:table-cell>
          <table:table-cell table:style-name="ce10" office:value-type="string" calcext:value-type="string">
            <text:p>automatisation</text:p>
          </table:table-cell>
          <table:table-cell table:style-name="ce15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ostman</text:p>
          </table:table-cell>
          <table:table-cell table:style-name="ce10" office:value-type="string" calcext:value-type="string">
            <text:p>To test and link APIs</text:p>
          </table:table-cell>
          <table:table-cell table:style-name="ce10" office:value-type="string" calcext:value-type="string">
            <text:p>API</text:p>
          </table:table-cell>
          <table:table-cell table:style-name="ce15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casso</text:p>
          </table:table-cell>
          <table:table-cell table:style-name="ce10" office:value-type="string" calcext:value-type="string">
            <text:p>A powerful image downloading and caching library</text:p>
          </table:table-cell>
          <table:table-cell table:style-name="ce10" office:value-type="string" calcext:value-type="string">
            <text:p>pictures , image , caching</text:p>
          </table:table-cell>
          <table:table-cell table:style-name="ce15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randed launch screen</text:p>
          </table:table-cell>
          <table:table-cell table:style-name="ce10" office:value-type="string" calcext:value-type="string">
            <text:p>New splash screens for Android</text:p>
          </table:table-cell>
          <table:table-cell table:style-name="ce10" office:value-type="string" calcext:value-type="string">
            <text:p>tuto , splash screen</text:p>
          </table:table-cell>
          <table:table-cell table:style-name="ce15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roScreen</text:p>
          </table:table-cell>
          <table:table-cell table:style-name="ce10" office:value-type="string" calcext:value-type="string">
            <text:p>To create intro screen on ViewPager and PageTransformer</text:p>
          </table:table-cell>
          <table:table-cell table:style-name="ce10" office:value-type="string" calcext:value-type="string">
            <text:p>tuto , intro screen</text:p>
          </table:table-cell>
          <table:table-cell table:style-name="ce15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Espresso</text:p>
          </table:table-cell>
          <table:table-cell table:style-name="ce10" office:value-type="string" calcext:value-type="string">
            <text:p>Introduction to Espresso (what else?)</text:p>
          </table:table-cell>
          <table:table-cell table:style-name="ce13" office:value-type="string" calcext:value-type="string">
            <text:p>tuto , espresso , UI tests</text:p>
          </table:table-cell>
          <table:table-cell table:style-name="ce15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bric.io</text:p>
          </table:table-cell>
          <table:table-cell table:style-name="ce10" office:value-type="string" calcext:value-type="string">
            <text:p>Bug tracking and dashboard</text:p>
          </table:table-cell>
          <table:table-cell table:style-name="ce10" office:value-type="string" calcext:value-type="string">
            <text:p>Crashlytics , Fabric.io</text:p>
          </table:table-cell>
          <table:table-cell table:style-name="ce15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</text:p>
          </table:table-cell>
          <table:table-cell table:style-name="ce10" office:value-type="string" calcext:value-type="string">
            <text:p>A library to bring fully animated Material Design components to pre-Lolipop Android</text:p>
          </table:table-cell>
          <table:table-cell table:style-name="ce10" office:value-type="string" calcext:value-type="string">
            <text:p>material design</text:p>
          </table:table-cell>
          <table:table-cell table:style-name="ce15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YahooNewOnboarding</text:p>
          </table:table-cell>
          <table:table-cell table:style-name="ce10" office:value-type="string" calcext:value-type="string">
            <text:p>Demos fo landing screens / start screens on Android</text:p>
          </table:table-cell>
          <table:table-cell table:style-name="ce10" office:value-type="string" calcext:value-type="string">
            <text:p>landing screen</text:p>
          </table:table-cell>
          <table:table-cell table:style-name="ce15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Intro</text:p>
          </table:table-cell>
          <table:table-cell table:style-name="ce10" office:value-type="string" calcext:value-type="string">
            <text:p>App intros / landing screens</text:p>
          </table:table-cell>
          <table:table-cell table:style-name="ce10" office:value-type="string" calcext:value-type="string">
            <text:p>landing screen</text:p>
          </table:table-cell>
          <table:table-cell table:style-name="ce15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xJava</text:p>
          </table:table-cell>
          <table:table-cell table:style-name="ce10" office:value-type="string" calcext:value-type="string">
            <text:p>Improving UX with RxJava</text:p>
          </table:table-cell>
          <table:table-cell table:style-name="ce10" office:value-type="string" calcext:value-type="string">
            <text:p>tuto , UX, RxJava</text:p>
          </table:table-cell>
          <table:table-cell table:style-name="ce15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Design Support Library</text:p>
          </table:table-cell>
          <table:table-cell table:style-name="ce10"/>
          <table:table-cell table:style-name="ce10" office:value-type="string" calcext:value-type="string">
            <text:p>tuto , suport library , design</text:p>
          </table:table-cell>
          <table:table-cell table:style-name="ce15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oacting Action Button Toolbar</text:p>
          </table:table-cell>
          <table:table-cell table:style-name="ce10" office:value-type="string" calcext:value-type="string">
            <text:p>A floating action button transforming into toolbar</text:p>
          </table:table-cell>
          <table:table-cell table:style-name="ce10" office:value-type="string" calcext:value-type="string">
            <text:p>FAB , material : toolbar</text:p>
          </table:table-cell>
          <table:table-cell table:style-name="ce15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leView</text:p>
          </table:table-cell>
          <table:table-cell table:style-name="ce10" office:value-type="string" calcext:value-type="string">
            <text:p>A circle view containing title and subtitle</text:p>
          </table:table-cell>
          <table:table-cell table:style-name="ce10" office:value-type="string" calcext:value-type="string">
            <text:p>circle view , material</text:p>
          </table:table-cell>
          <table:table-cell table:style-name="ce15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ProgressButton</text:p>
          </table:table-cell>
          <table:table-cell table:style-name="ce10" office:value-type="string" calcext:value-type="string">
            <text:p>A circular progress button</text:p>
          </table:table-cell>
          <table:table-cell table:style-name="ce10" office:value-type="string" calcext:value-type="string">
            <text:p>circular progress button , material</text:p>
          </table:table-cell>
          <table:table-cell table:style-name="ce15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sUI</text:p>
          </table:table-cell>
          <table:table-cell table:style-name="ce10" office:value-type="string" calcext:value-type="string">
            <text:p>A lib for cards UI</text:p>
          </table:table-cell>
          <table:table-cell table:style-name="ce10" office:value-type="string" calcext:value-type="string">
            <text:p>cards ui , material</text:p>
          </table:table-cell>
          <table:table-cell table:style-name="ce15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Sheets</text:p>
          </table:table-cell>
          <table:table-cell table:style-name="ce10" office:value-type="string" calcext:value-type="string">
            <text:p>A sliding bottom sheet with actions</text:p>
          </table:table-cell>
          <table:table-cell table:style-name="ce10" office:value-type="string" calcext:value-type="string">
            <text:p>bottom sheet , material</text:p>
          </table:table-cell>
          <table:table-cell table:style-name="ce15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LeanBack</text:p>
          </table:table-cell>
          <table:table-cell table:style-name="ce10" office:value-type="string" calcext:value-type="string">
            <text:p>A leanback port for Android devices</text:p>
          </table:table-cell>
          <table:table-cell table:style-name="ce10" office:value-type="string" calcext:value-type="string">
            <text:p>material , lean back , photos</text:p>
          </table:table-cell>
          <table:table-cell table:style-name="ce15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eractiveCanvas</text:p>
          </table:table-cell>
          <table:table-cell table:style-name="ce10" office:value-type="string" calcext:value-type="string">
            <text:p>Library for distribution canvas over set of devices</text:p>
          </table:table-cell>
          <table:table-cell table:style-name="ce10" office:value-type="string" calcext:value-type="string">
            <text:p>interactive canvas , devices</text:p>
          </table:table-cell>
          <table:table-cell table:style-name="ce15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Arc Menu</text:p>
          </table:table-cell>
          <table:table-cell table:style-name="ce10" office:value-type="string" calcext:value-type="string">
            <text:p>An arc menu with buttons inside</text:p>
          </table:table-cell>
          <table:table-cell table:style-name="ce10" office:value-type="string" calcext:value-type="string">
            <text:p>arc menus : buttons , material</text:p>
          </table:table-cell>
          <table:table-cell table:style-name="ce15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imations effects to TextView</text:p>
          </table:table-cell>
          <table:table-cell table:style-name="ce10" office:value-type="string" calcext:value-type="string">
            <text:p>Animations effects to text views</text:p>
          </table:table-cell>
          <table:table-cell table:style-name="ce10" office:value-type="string" calcext:value-type="string">
            <text:p>animations : text views</text:p>
          </table:table-cell>
          <table:table-cell table:style-name="ce15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ker</text:p>
          </table:table-cell>
          <table:table-cell table:style-name="ce10" office:value-type="string" calcext:value-type="string">
            <text:p>Tool to make mock objects</text:p>
          </table:table-cell>
          <table:table-cell table:style-name="ce10" office:value-type="string" calcext:value-type="string">
            <text:p>mock : fake</text:p>
          </table:table-cell>
          <table:table-cell table:style-name="ce15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nife</text:p>
          </table:table-cell>
          <table:table-cell table:style-name="ce10" office:value-type="string" calcext:value-type="string">
            <text:p>A rich text editor component for writing in Android</text:p>
          </table:table-cell>
          <table:table-cell table:style-name="ce10" office:value-type="string" calcext:value-type="string">
            <text:p>document , edit text</text:p>
          </table:table-cell>
          <table:table-cell table:style-name="ce15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sswordEditText</text:p>
          </table:table-cell>
          <table:table-cell table:style-name="ce10" office:value-type="string" calcext:value-type="string">
            <text:p>A custom EditText with a switchable icon showing/hidding passwords</text:p>
          </table:table-cell>
          <table:table-cell table:style-name="ce10" office:value-type="string" calcext:value-type="string">
            <text:p>password : edit text</text:p>
          </table:table-cell>
          <table:table-cell table:style-name="ce15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pgrade</text:p>
          </table:table-cell>
          <table:table-cell table:style-name="ce10" office:value-type="string" calcext:value-type="string">
            <text:p>Site de veille</text:p>
          </table:table-cell>
          <table:table-cell table:style-name="ce10" office:value-type="string" calcext:value-type="string">
            <text:p>veille , tuto , site</text:p>
          </table:table-cell>
          <table:table-cell table:style-name="ce1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uitnow sleep time</text:p>
          </table:table-cell>
          <table:table-cell table:style-name="ce10" office:value-type="string" calcext:value-type="string">
            <text:p>Lib to be sure the user is awake before disturbing it with soundy and vibrant notificatinos</text:p>
          </table:table-cell>
          <table:table-cell table:style-name="ce10" office:value-type="string" calcext:value-type="string">
            <text:p>notifications , awake , sleep</text:p>
          </table:table-cell>
          <table:table-cell table:style-name="ce15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 view</text:p>
          </table:table-cell>
          <table:table-cell table:style-name="ce10" office:value-type="string" calcext:value-type="string">
            <text:p>Lib for a loading view</text:p>
          </table:table-cell>
          <table:table-cell table:style-name="ce10" office:value-type="string" calcext:value-type="string">
            <text:p>loading view , animations</text:p>
          </table:table-cell>
          <table:table-cell table:style-name="ce15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ak Canary</text:p>
          </table:table-cell>
          <table:table-cell table:style-name="ce10" office:value-type="string" calcext:value-type="string">
            <text:p>A memory leak tool for Android and Java</text:p>
          </table:table-cell>
          <table:table-cell table:style-name="ce10" office:value-type="string" calcext:value-type="string">
            <text:p>leak , memory</text:p>
          </table:table-cell>
          <table:table-cell table:style-name="ce15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ktool</text:p>
          </table:table-cell>
          <table:table-cell table:style-name="ce10" office:value-type="string" calcext:value-type="string">
            <text:p>Tool to decompils APK files</text:p>
          </table:table-cell>
          <table:table-cell table:style-name="ce10" office:value-type="string" calcext:value-type="string">
            <text:p>APK , décompiler</text:p>
          </table:table-cell>
          <table:table-cell table:style-name="ce15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stack</text:p>
          </table:table-cell>
          <table:table-cell table:style-name="ce10" office:value-type="string" calcext:value-type="string">
            <text:p>A swipeable view stack</text:p>
          </table:table-cell>
          <table:table-cell table:style-name="ce10" office:value-type="string" calcext:value-type="string">
            <text:p>card UI, swipe , stack , UI</text:p>
          </table:table-cell>
          <table:table-cell table:style-name="ce15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motion Analysis API</text:p>
          </table:table-cell>
          <table:table-cell table:style-name="ce10" office:value-type="string" calcext:value-type="string">
            <text:p>Wrapper to Microsoft emotion analysis API</text:p>
          </table:table-cell>
          <table:table-cell table:style-name="ce10" office:value-type="string" calcext:value-type="string">
            <text:p>emotion , analysis , </text:p>
          </table:table-cell>
          <table:table-cell table:style-name="ce15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D360Player4Android</text:p>
          </table:table-cell>
          <table:table-cell table:style-name="ce10" office:value-type="string" calcext:value-type="string">
            <text:p>Lib to display pictures and 360 movies on Android</text:p>
          </table:table-cell>
          <table:table-cell table:style-name="ce10" office:value-type="float" office:value="360" calcext:value-type="float">
            <text:p>360</text:p>
          </table:table-cell>
          <table:table-cell table:style-name="ce15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llTheForm</text:p>
          </table:table-cell>
          <table:table-cell table:style-name="ce10" office:value-type="string" calcext:value-type="string">
            <text:p>Lib to fill in a easy way Edittexts and help the dev</text:p>
          </table:table-cell>
          <table:table-cell table:style-name="ce10" office:value-type="string" calcext:value-type="string">
            <text:p>aide au dev , EditText , mock , data binding</text:p>
          </table:table-cell>
          <table:table-cell table:style-name="ce15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ckito</text:p>
          </table:table-cell>
          <table:table-cell table:style-name="ce10" office:value-type="string" calcext:value-type="string">
            <text:p>To make mocks</text:p>
          </table:table-cell>
          <table:table-cell table:style-name="ce10" office:value-type="string" calcext:value-type="string">
            <text:p>tests , mocks , </text:p>
          </table:table-cell>
          <table:table-cell table:style-name="ce15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mpleArcLoader</text:p>
          </table:table-cell>
          <table:table-cell table:style-name="ce10" office:value-type="string" calcext:value-type="string">
            <text:p>Simple arc animated loader</text:p>
          </table:table-cell>
          <table:table-cell table:style-name="ce10" office:value-type="string" calcext:value-type="string">
            <text:p>loader , arc</text:p>
          </table:table-cell>
          <table:table-cell table:style-name="ce15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Lide</text:p>
          </table:table-cell>
          <table:table-cell table:style-name="ce10" office:value-type="string" calcext:value-type="string">
            <text:p>Introduction to Glide, Image loader lib for Android recommended by Google</text:p>
          </table:table-cell>
          <table:table-cell table:style-name="ce10" office:value-type="string" calcext:value-type="string">
            <text:p>image loader , tuto</text:p>
          </table:table-cell>
          <table:table-cell table:style-name="ce15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Updater</text:p>
          </table:table-cell>
          <table:table-cell table:style-name="ce10" office:value-type="string" calcext:value-type="string">
            <text:p>Library that checks for apps' updates on Google Play, Github, Amazon...</text:p>
          </table:table-cell>
          <table:table-cell table:style-name="ce10" office:value-type="string" calcext:value-type="string">
            <text:p>lib , app updates</text:p>
          </table:table-cell>
          <table:table-cell table:style-name="ce15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SON</text:p>
          </table:table-cell>
          <table:table-cell table:style-name="ce10" office:value-type="string" calcext:value-type="string">
            <text:p>Lib to parse JSON</text:p>
          </table:table-cell>
          <table:table-cell table:style-name="ce10" office:value-type="string" calcext:value-type="string">
            <text:p>gson , json , parser</text:p>
          </table:table-cell>
          <table:table-cell table:style-name="ce15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BProgressCircle</text:p>
          </table:table-cell>
          <table:table-cell table:style-name="ce10" office:value-type="string" calcext:value-type="string">
            <text:p>Material progress circle around any floating action button</text:p>
          </table:table-cell>
          <table:table-cell table:style-name="ce10" office:value-type="string" calcext:value-type="string">
            <text:p>floating action button , circle , progress</text:p>
          </table:table-cell>
          <table:table-cell table:style-name="ce15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StyledDialogs</text:p>
          </table:table-cell>
          <table:table-cell table:style-name="ce10" office:value-type="string" calcext:value-type="string">
            <text:p>Dialogs with material design and headers</text:p>
          </table:table-cell>
          <table:table-cell table:style-name="ce10" office:value-type="string" calcext:value-type="string">
            <text:p>dialogs , material , header</text:p>
          </table:table-cell>
          <table:table-cell table:style-name="ce15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gressButton</text:p>
          </table:table-cell>
          <table:table-cell table:style-name="ce10" office:value-type="string" calcext:value-type="string">
            <text:p>Progress button with indicator and footprint</text:p>
          </table:table-cell>
          <table:table-cell table:style-name="ce10" office:value-type="string" calcext:value-type="string">
            <text:p>button : progress , indicator</text:p>
          </table:table-cell>
          <table:table-cell table:style-name="ce15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Crop</text:p>
          </table:table-cell>
          <table:table-cell table:style-name="ce10" office:value-type="string" calcext:value-type="string">
            <text:p>Image cropping library for Android</text:p>
          </table:table-cell>
          <table:table-cell table:style-name="ce10" office:value-type="string" calcext:value-type="string">
            <text:p>image , cropp , lib</text:p>
          </table:table-cell>
          <table:table-cell table:style-name="ce15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Dialog</text:p>
          </table:table-cell>
          <table:table-cell table:style-name="ce10" office:value-type="string" calcext:value-type="string">
            <text:p>A custom dialog attached at the bottom</text:p>
          </table:table-cell>
          <table:table-cell table:style-name="ce10"/>
          <table:table-cell table:style-name="ce15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ekAndPop</text:p>
          </table:table-cell>
          <table:table-cell table:style-name="ce10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0"/>
          <table:table-cell table:style-name="ce15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w light theme switcher</text:p>
          </table:table-cell>
          <table:table-cell table:style-name="ce10" office:value-type="string" calcext:value-type="string">
            <text:p>Automatically switch between Dark/Light themes using the device light sensor</text:p>
          </table:table-cell>
          <table:table-cell table:style-name="ce10" office:value-type="string" calcext:value-type="string">
            <text:p>light , sensor , themes , dark , light</text:p>
          </table:table-cell>
          <table:table-cell table:style-name="ce15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alidate forms libs</text:p>
          </table:table-cell>
          <table:table-cell table:style-name="ce10" office:value-type="string" calcext:value-type="string">
            <text:p>Libs to validate Android forms</text:p>
          </table:table-cell>
          <table:table-cell table:style-name="ce10" office:value-type="string" calcext:value-type="string">
            <text:p>libs , form validation</text:p>
          </table:table-cell>
          <table:table-cell table:style-name="ce15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app versionning</text:p>
          </table:table-cell>
          <table:table-cell table:style-name="ce10"/>
          <table:table-cell table:style-name="ce10" office:value-type="string" calcext:value-type="string">
            <text:p>version</text:p>
          </table:table-cell>
          <table:table-cell table:style-name="ce15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estureView</text:p>
          </table:table-cell>
          <table:table-cell table:style-name="ce10" office:value-type="string" calcext:value-type="string">
            <text:p>ImageView and FrameLayout with gestures control and position animation</text:p>
          </table:table-cell>
          <table:table-cell table:style-name="ce10" office:value-type="string" calcext:value-type="string">
            <text:p>lib , gesture , image view</text:p>
          </table:table-cell>
          <table:table-cell table:style-name="ce15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Bar</text:p>
          </table:table-cell>
          <table:table-cell table:style-name="ce10" office:value-type="string" calcext:value-type="string">
            <text:p>A custom view component that mimics the new Material Design Bottom Navigation pattern.</text:p>
          </table:table-cell>
          <table:table-cell table:style-name="ce10" office:value-type="string" calcext:value-type="string">
            <text:p>bottom bar , material</text:p>
          </table:table-cell>
          <table:table-cell table:style-name="ce15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Selector</text:p>
          </table:table-cell>
          <table:table-cell table:style-name="ce10" office:value-type="string" calcext:value-type="string">
            <text:p>A nicer-looking, more intuitive and highly customizable alternative for radio buttons and dropdowns for Android.</text:p>
          </table:table-cell>
          <table:table-cell table:style-name="ce10" office:value-type="string" calcext:value-type="string">
            <text:p>swipe selector , material</text:p>
          </table:table-cell>
          <table:table-cell table:style-name="ce15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WoWoViewPager</text:p>
          </table:table-cell>
          <table:table-cell table:style-name="ce10" office:value-type="string" calcext:value-type="string">
            <text:p>Optimized for scrolling app intros or making your CV app. Free and open source.</text:p>
          </table:table-cell>
          <table:table-cell table:style-name="ce10" office:value-type="string" calcext:value-type="string">
            <text:p>view pager , fun</text:p>
          </table:table-cell>
          <table:table-cell table:style-name="ce15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reedo Layout</text:p>
          </table:table-cell>
          <table:table-cell table:style-name="ce10" office:value-type="string" calcext:value-type="string">
            <text:p>Full aspect ratio grid LayoutManager for Android's RecyclerView</text:p>
          </table:table-cell>
          <table:table-cell table:style-name="ce10"/>
          <table:table-cell table:style-name="ce15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itBlockRefresh</text:p>
          </table:table-cell>
          <table:table-cell table:style-name="ce10" office:value-type="string" calcext:value-type="string">
            <text:p>A refresh view with a fun game inside</text:p>
          </table:table-cell>
          <table:table-cell table:style-name="ce10" office:value-type="string" calcext:value-type="string">
            <text:p>refresh view , game</text:p>
          </table:table-cell>
          <table:table-cell table:style-name="ce15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Librairies</text:p>
          </table:table-cell>
          <table:table-cell table:style-name="ce10" office:value-type="string" calcext:value-type="string">
            <text:p>Tool which can list additional libs in a dedicated view</text:p>
          </table:table-cell>
          <table:table-cell table:style-name="ce10" office:value-type="string" calcext:value-type="string">
            <text:p>vue , libs externes , about , à <text:s/>propos</text:p>
          </table:table-cell>
          <table:table-cell table:style-name="ce15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RPInterpolator</text:p>
          </table:table-cell>
          <table:table-cell table:style-name="ce10" office:value-type="string" calcext:value-type="string">
            <text:p>AndroidRPInterpolator is the interpolator library using Rovert Penner's Easing Functions.</text:p>
          </table:table-cell>
          <table:table-cell table:style-name="ce10" office:value-type="string" calcext:value-type="string">
            <text:p>animations , interpolator</text:p>
          </table:table-cell>
          <table:table-cell table:style-name="ce15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rkerBuilder</text:p>
          </table:table-cell>
          <table:table-cell table:style-name="ce10" office:value-type="string" calcext:value-type="string">
            <text:p>Versatile map area / geofence utility for google maps v2 for android</text:p>
          </table:table-cell>
          <table:table-cell table:style-name="ce10" office:value-type="string" calcext:value-type="string">
            <text:p>map , google maps</text:p>
          </table:table-cell>
          <table:table-cell table:style-name="ce15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archableSpinner</text:p>
          </table:table-cell>
          <table:table-cell table:style-name="ce10" office:value-type="string" calcext:value-type="string">
            <text:p>Spinner with searchable items.</text:p>
          </table:table-cell>
          <table:table-cell table:style-name="ce10" office:value-type="string" calcext:value-type="string">
            <text:p>spinner</text:p>
          </table:table-cell>
          <table:table-cell table:style-name="ce15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blimePicker</text:p>
          </table:table-cell>
          <table:table-cell table:style-name="ce10" office:value-type="string" calcext:value-type="string">
            <text:p>Date picker</text:p>
          </table:table-cell>
          <table:table-cell table:style-name="ce10"/>
          <table:table-cell table:style-name="ce15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KeyboardWatcher</text:p>
          </table:table-cell>
          <table:table-cell table:style-name="ce10"/>
          <table:table-cell table:style-name="ce10" office:value-type="string" calcext:value-type="string">
            <text:p>keyboard</text:p>
          </table:table-cell>
          <table:table-cell table:style-name="ce15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TabbedDialog</text:p>
          </table:table-cell>
          <table:table-cell table:style-name="ce10"/>
          <table:table-cell table:style-name="ce10" office:value-type="string" calcext:value-type="string">
            <text:p>tabbed dialog</text:p>
          </table:table-cell>
          <table:table-cell table:style-name="ce15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tchButton</text:p>
          </table:table-cell>
          <table:table-cell table:style-name="ce10"/>
          <table:table-cell table:style-name="ce10" office:value-type="string" calcext:value-type="string">
            <text:p>switch buttons , <text:s/>material</text:p>
          </table:table-cell>
          <table:table-cell table:style-name="ce15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ggle</text:p>
          </table:table-cell>
          <table:table-cell table:style-name="ce10" office:value-type="string" calcext:value-type="string">
            <text:p>Lib to add feature-toggle capability to Android apps</text:p>
          </table:table-cell>
          <table:table-cell table:style-name="ce10" office:value-type="string" calcext:value-type="string">
            <text:p>feature , toggle</text:p>
          </table:table-cell>
          <table:table-cell table:style-name="ce15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SQLite support library</text:p>
          </table:table-cell>
          <table:table-cell table:style-name="ce10" table:number-columns-repeated="2"/>
          <table:table-cell table:style-name="ce15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line collapsingtoolbar</text:p>
          </table:table-cell>
          <table:table-cell table:style-name="ce10" table:number-columns-repeated="2"/>
          <table:table-cell table:style-name="ce15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odingCell</text:p>
          </table:table-cell>
          <table:table-cell table:style-name="ce10"/>
          <table:table-cell table:style-name="ce10" office:value-type="string" calcext:value-type="string">
            <text:p>material , animation , fun</text:p>
          </table:table-cell>
          <table:table-cell table:style-name="ce15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RLLinkView</text:p>
          </table:table-cell>
          <table:table-cell table:style-name="ce10"/>
          <table:table-cell table:style-name="ce10" office:value-type="string" calcext:value-type="string">
            <text:p>url , view</text:p>
          </table:table-cell>
          <table:table-cell table:style-name="ce15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MenuListView</text:p>
          </table:table-cell>
          <table:table-cell table:style-name="ce10"/>
          <table:table-cell table:style-name="ce10" office:value-type="string" calcext:value-type="string">
            <text:p>swipe , menu , list view</text:p>
          </table:table-cell>
          <table:table-cell table:style-name="ce15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ew Hover</text:p>
          </table:table-cell>
          <table:table-cell table:style-name="ce10" table:number-columns-repeated="2"/>
          <table:table-cell table:style-name="ce15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 Layout</text:p>
          </table:table-cell>
          <table:table-cell table:style-name="ce10"/>
          <table:table-cell table:style-name="ce10" office:value-type="string" calcext:value-type="string">
            <text:p>swipe , layout , view item</text:p>
          </table:table-cell>
          <table:table-cell table:style-name="ce15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 Zoom Recycler View</text:p>
          </table:table-cell>
          <table:table-cell table:style-name="ce10"/>
          <table:table-cell table:style-name="ce10" office:value-type="string" calcext:value-type="string">
            <text:p>pull to zoom</text:p>
          </table:table-cell>
          <table:table-cell table:style-name="ce15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arcode Scanner</text:p>
          </table:table-cell>
          <table:table-cell table:style-name="ce10"/>
          <table:table-cell table:style-name="ce10" office:value-type="string" calcext:value-type="string">
            <text:p>QR Code , Google Vision API</text:p>
          </table:table-cell>
          <table:table-cell table:style-name="ce15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SelectWidget</text:p>
          </table:table-cell>
          <table:table-cell table:style-name="ce10"/>
          <table:table-cell table:style-name="ce10" office:value-type="string" calcext:value-type="string">
            <text:p>list , multi select</text:p>
          </table:table-cell>
          <table:table-cell table:style-name="ce15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DesignLibrary</text:p>
          </table:table-cell>
          <table:table-cell table:style-name="ce10"/>
          <table:table-cell table:style-name="ce10" office:value-type="string" calcext:value-type="string">
            <text:p>material design , 2.2</text:p>
          </table:table-cell>
          <table:table-cell table:style-name="ce15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Dialogs</text:p>
          </table:table-cell>
          <table:table-cell table:style-name="ce10"/>
          <table:table-cell table:style-name="ce10" office:value-type="string" calcext:value-type="string">
            <text:p>material , dialog</text:p>
          </table:table-cell>
          <table:table-cell table:style-name="ce15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InputCode</text:p>
          </table:table-cell>
          <table:table-cell table:style-name="ce10"/>
          <table:table-cell table:style-name="ce10" office:value-type="string" calcext:value-type="string">
            <text:p>material , input , code</text:p>
          </table:table-cell>
          <table:table-cell table:style-name="ce15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Menu</text:p>
          </table:table-cell>
          <table:table-cell table:style-name="ce10" table:number-columns-repeated="2"/>
          <table:table-cell table:style-name="ce15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pth lib</text:p>
          </table:table-cell>
          <table:table-cell table:style-name="ce10"/>
          <table:table-cell table:style-name="ce10" office:value-type="string" calcext:value-type="string">
            <text:p>depth , canvas , view</text:p>
          </table:table-cell>
          <table:table-cell table:style-name="ce15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arumi</text:p>
          </table:table-cell>
          <table:table-cell table:style-name="ce10" table:number-columns-repeated="2"/>
          <table:table-cell table:style-name="ce15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ryPopup</text:p>
          </table:table-cell>
          <table:table-cell table:style-name="ce10" office:value-type="string" calcext:value-type="string">
            <text:p>Expand views with animations</text:p>
          </table:table-cell>
          <table:table-cell table:style-name="ce10"/>
          <table:table-cell table:style-name="ce15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nsey</text:p>
          </table:table-cell>
          <table:table-cell table:style-name="ce10" office:value-type="string" calcext:value-type="string">
            <text:p>Gestures detection</text:p>
          </table:table-cell>
          <table:table-cell table:style-name="ce10" office:value-type="string" calcext:value-type="string">
            <text:p>gesture , detection</text:p>
          </table:table-cell>
          <table:table-cell table:style-name="ce15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coop</text:p>
          </table:table-cell>
          <table:table-cell table:style-name="ce10" office:value-type="string" calcext:value-type="string">
            <text:p>Build single-activity apps</text:p>
          </table:table-cell>
          <table:table-cell table:style-name="ce10"/>
          <table:table-cell table:style-name="ce15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se View</text:p>
          </table:table-cell>
          <table:table-cell table:style-name="ce10"/>
          <table:table-cell table:style-name="ce10" office:value-type="string" calcext:value-type="string">
            <text:p>pusle , logo , view</text:p>
          </table:table-cell>
          <table:table-cell table:style-name="ce15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agment Animations</text:p>
          </table:table-cell>
          <table:table-cell table:style-name="ce10"/>
          <table:table-cell table:style-name="ce10" office:value-type="string" calcext:value-type="string">
            <text:p>fragment , 3D animations , animations</text:p>
          </table:table-cell>
          <table:table-cell table:style-name="ce15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 to make Soup</text:p>
          </table:table-cell>
          <table:table-cell table:style-name="ce10" table:number-columns-repeated="2"/>
          <table:table-cell table:style-name="ce15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ffectiveShapeView</text:p>
          </table:table-cell>
          <table:table-cell table:style-name="ce10"/>
          <table:table-cell table:style-name="ce10" office:value-type="string" calcext:value-type="string">
            <text:p>shape , view , image , cut</text:p>
          </table:table-cell>
          <table:table-cell table:style-name="ce15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rphViews</text:p>
          </table:table-cell>
          <table:table-cell table:style-name="ce10" table:number-columns-repeated="2"/>
          <table:table-cell table:style-name="ce15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rphing Button</text:p>
          </table:table-cell>
          <table:table-cell table:style-name="ce10" table:number-columns-repeated="2"/>
          <table:table-cell table:style-name="ce15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Preferences</text:p>
          </table:table-cell>
          <table:table-cell table:style-name="ce10" table:number-columns-repeated="2"/>
          <table:table-cell table:style-name="ce1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erProgressView</text:p>
          </table:table-cell>
          <table:table-cell table:style-name="ce10" table:number-columns-repeated="2"/>
          <table:table-cell table:style-name="ce16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avigation Tab Strip</text:p>
          </table:table-cell>
          <table:table-cell table:style-name="ce10" table:number-columns-repeated="2"/>
          <table:table-cell table:style-name="ce16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Tools</text:p>
          </table:table-cell>
          <table:table-cell table:style-name="ce10" office:value-type="string" calcext:value-type="string">
            <text:p>Circle based animations for Android API 11+</text:p>
          </table:table-cell>
          <table:table-cell table:style-name="ce10"/>
          <table:table-cell table:style-name="ce16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Preferences</text:p>
          </table:table-cell>
          <table:table-cell table:style-name="ce10" office:value-type="string" calcext:value-type="string">
            <text:p>Custom goodlooking material preferences</text:p>
          </table:table-cell>
          <table:table-cell table:style-name="ce10"/>
          <table:table-cell table:style-name="ce1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cense tools plugin</text:p>
          </table:table-cell>
          <table:table-cell table:style-name="ce10" office:value-type="string" calcext:value-type="string">
            <text:p>Gradle plugin to check libs licenses and generate pages</text:p>
          </table:table-cell>
          <table:table-cell table:style-name="ce10"/>
          <table:table-cell table:style-name="ce15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lurView</text:p>
          </table:table-cell>
          <table:table-cell table:style-name="ce10"/>
          <table:table-cell table:style-name="ce10" office:value-type="string" calcext:value-type="string">
            <text:p>blur , view , iOS-like</text:p>
          </table:table-cell>
          <table:table-cell table:style-name="ce16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loading animations</text:p>
          </table:table-cell>
          <table:table-cell table:style-name="ce10"/>
          <table:table-cell table:style-name="ce10" office:value-type="string" calcext:value-type="string">
            <text:p>loading , animations</text:p>
          </table:table-cell>
          <table:table-cell table:style-name="ce16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ypixel</text:p>
          </table:table-cell>
          <table:table-cell table:style-name="ce10" table:number-columns-repeated="2"/>
          <table:table-cell table:style-name="ce16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rsistent Search View</text:p>
          </table:table-cell>
          <table:table-cell table:style-name="ce10" table:number-columns-repeated="2"/>
          <table:table-cell table:style-name="ce16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Vectalign</text:p>
          </table:table-cell>
          <table:table-cell table:style-name="ce10"/>
          <table:table-cell table:style-name="ce10" office:value-type="string" calcext:value-type="string">
            <text:p>animations , drawables</text:p>
          </table:table-cell>
          <table:table-cell table:style-name="ce16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rt</text:p>
          </table:table-cell>
          <table:table-cell table:style-name="ce10"/>
          <table:table-cell table:style-name="ce10" office:value-type="string" calcext:value-type="string">
            <text:p>dart , butter knife , layout injection</text:p>
          </table:table-cell>
          <table:table-cell table:style-name="ce16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n Lock View</text:p>
          </table:table-cell>
          <table:table-cell table:style-name="ce10" table:number-columns-repeated="2"/>
          <table:table-cell table:style-name="ce16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exible Adapter</text:p>
          </table:table-cell>
          <table:table-cell table:style-name="ce10" table:number-columns-repeated="2"/>
          <table:table-cell table:style-name="ce16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staCapture</text:p>
          </table:table-cell>
          <table:table-cell table:style-name="ce10"/>
          <table:table-cell table:style-name="ce10" office:value-type="string" calcext:value-type="string">
            <text:p>screen shot</text:p>
          </table:table-cell>
          <table:table-cell table:style-name="ce16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eader decor</text:p>
          </table:table-cell>
          <table:table-cell table:style-name="ce10"/>
          <table:table-cell table:style-name="ce10" office:value-type="string" calcext:value-type="string">
            <text:p>recycler view , header</text:p>
          </table:table-cell>
          <table:table-cell table:style-name="ce16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ep Link Dispatch</text:p>
          </table:table-cell>
          <table:table-cell table:style-name="ce10"/>
          <table:table-cell table:style-name="ce10" office:value-type="string" calcext:value-type="string">
            <text:p>deep link</text:p>
          </table:table-cell>
          <table:table-cell table:style-name="ce16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SeekBarPreference</text:p>
          </table:table-cell>
          <table:table-cell table:style-name="ce10"/>
          <table:table-cell table:style-name="ce10" office:value-type="string" calcext:value-type="string">
            <text:p>seek bar , preference</text:p>
          </table:table-cell>
          <table:table-cell table:style-name="ce16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afPic</text:p>
          </table:table-cell>
          <table:table-cell table:style-name="ce10" office:value-type="string" calcext:value-type="string">
            <text:p>An ad-free, open-source, material designed alternatibe to Android gallery</text:p>
          </table:table-cell>
          <table:table-cell table:style-name="ce10" office:value-type="string" calcext:value-type="string">
            <text:p>gallery</text:p>
          </table:table-cell>
          <table:table-cell table:style-name="ce16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View</text:p>
          </table:table-cell>
          <table:table-cell table:style-name="ce10"/>
          <table:table-cell table:style-name="ce10" office:value-type="string" calcext:value-type="string">
            <text:p>loaders</text:p>
          </table:table-cell>
          <table:table-cell table:style-name="ce16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PdfViewer</text:p>
          </table:table-cell>
          <table:table-cell table:style-name="ce10"/>
          <table:table-cell table:style-name="ce10" office:value-type="string" calcext:value-type="string">
            <text:p>pdf , viewer</text:p>
          </table:table-cell>
          <table:table-cell table:style-name="ce16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xpandingPager</text:p>
          </table:table-cell>
          <table:table-cell table:style-name="ce10" office:value-type="string" calcext:value-type="string">
            <text:p>A card peek-pop controller</text:p>
          </table:table-cell>
          <table:table-cell table:style-name="ce10" office:value-type="string" calcext:value-type="string">
            <text:p>pager , card , peek-pop</text:p>
          </table:table-cell>
          <table:table-cell table:style-name="ce16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roupdOfX</text:p>
          </table:table-cell>
          <table:table-cell table:style-name="ce10" table:number-columns-repeated="2"/>
          <table:table-cell table:style-name="ce16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og</text:p>
          </table:table-cell>
          <table:table-cell table:style-name="ce10"/>
          <table:table-cell table:style-name="ce10" office:value-type="string" calcext:value-type="string">
            <text:p>documentation , command lines</text:p>
          </table:table-cell>
          <table:table-cell table:style-name="ce16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servoir</text:p>
          </table:table-cell>
          <table:table-cell table:style-name="ce10"/>
          <table:table-cell table:style-name="ce10" office:value-type="string" calcext:value-type="string">
            <text:p>cache , key/value pair , GSON</text:p>
          </table:table-cell>
          <table:table-cell table:style-name="ce16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StackView</text:p>
          </table:table-cell>
          <table:table-cell table:style-name="ce10"/>
          <table:table-cell table:style-name="ce10" office:value-type="string" calcext:value-type="string">
            <text:p>card , stack , view</text:p>
          </table:table-cell>
          <table:table-cell table:style-name="ce16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ralalxRecyclerView</text:p>
          </table:table-cell>
          <table:table-cell table:style-name="ce10"/>
          <table:table-cell table:style-name="ce10" office:value-type="string" calcext:value-type="string">
            <text:p>parallax , recycler view , loadmore</text:p>
          </table:table-cell>
          <table:table-cell table:style-name="ce16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hine Button</text:p>
          </table:table-cell>
          <table:table-cell table:style-name="ce10"/>
          <table:table-cell table:style-name="ce10" office:value-type="string" calcext:value-type="string">
            <text:p>effects , shining</text:p>
          </table:table-cell>
          <table:table-cell table:style-name="ce16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iscreteSlider</text:p>
          </table:table-cell>
          <table:table-cell table:style-name="ce10" office:value-type="string" calcext:value-type="string">
            <text:p>A slider that allows a user to select a value at one of the specified tickmarks</text:p>
          </table:table-cell>
          <table:table-cell table:style-name="ce10" office:value-type="string" calcext:value-type="string">
            <text:p>slider</text:p>
          </table:table-cell>
          <table:table-cell table:style-name="ce16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youtMenus</text:p>
          </table:table-cell>
          <table:table-cell table:style-name="ce10" table:number-columns-repeated="2"/>
          <table:table-cell table:style-name="ce16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perShredder</text:p>
          </table:table-cell>
          <table:table-cell table:style-name="ce10" office:value-type="string" calcext:value-type="string">
            <text:p>Some animations with a paper shredder</text:p>
          </table:table-cell>
          <table:table-cell table:style-name="ce10" office:value-type="string" calcext:value-type="string">
            <text:p>animations</text:p>
          </table:table-cell>
          <table:table-cell table:style-name="ce16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ectionedRecyclerViewAdapter</text:p>
          </table:table-cell>
          <table:table-cell table:style-name="ce12" office:value-type="string" calcext:value-type="string">
            <text:p>An Adapter that allows a RecyclerView to be split into Sections with headers and/or footers</text:p>
          </table:table-cell>
          <table:table-cell table:style-name="ce8"/>
          <table:table-cell table:style-name="ce17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Android-Stackblur</text:p>
          </table:table-cell>
          <table:table-cell table:style-name="ce12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8" office:value-type="string" calcext:value-type="string">
            <text:p>effect , blur</text:p>
          </table:table-cell>
          <table:table-cell table:style-name="ce17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readcrumbLayout</text:p>
          </table:table-cell>
          <table:table-cell table:style-name="ce8" office:value-type="string" calcext:value-type="string">
            <text:p>A breadcrumb view based on a TableLayout</text:p>
          </table:table-cell>
          <table:table-cell table:style-name="ce8" office:value-type="string" calcext:value-type="string">
            <text:p>breadcrumb</text:p>
          </table:table-cell>
          <table:table-cell table:style-name="ce17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Jelly Direction Button</text:p>
          </table:table-cell>
          <table:table-cell table:style-name="ce8"/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parkButton</text:p>
          </table:table-cell>
          <table:table-cell table:style-name="ce12" office:value-type="string" calcext:value-type="string">
            <text:p>Android library to create buttons with Twitter's heart like animation. </text:p>
          </table:table-cell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ubmit Button</text:p>
          </table:table-cell>
          <table:table-cell table:style-name="ce8" office:value-type="string" calcext:value-type="string">
            <text:p>A cool and elegant submit button</text:p>
          </table:table-cell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Image Zoomer</text:p>
          </table:table-cell>
          <table:table-cell table:style-name="ce8" office:value-type="string" calcext:value-type="string">
            <text:p>Image zoom animations for Android</text:p>
          </table:table-cell>
          <table:table-cell table:style-name="ce8" office:value-type="string" calcext:value-type="string">
            <text:p>image , zoom</text:p>
          </table:table-cell>
          <table:table-cell table:style-name="ce17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Liquid button</text:p>
          </table:table-cell>
          <table:table-cell table:style-name="ce8" office:value-type="string" calcext:value-type="string">
            <text:p>Animation of liquid loading button</text:p>
          </table:table-cell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ocialButtons</text:p>
          </table:table-cell>
          <table:table-cell table:style-name="ce8"/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Ring Button</text:p>
          </table:table-cell>
          <table:table-cell table:style-name="ce8"/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adge</text:p>
          </table:table-cell>
          <table:table-cell table:style-name="ce12" office:value-type="string" calcext:value-type="string">
            <text:p>A Series Of Badge Drawables For Android</text:p>
          </table:table-cell>
          <table:table-cell table:style-name="ce8" office:value-type="string" calcext:value-type="string">
            <text:p>badge </text:p>
          </table:table-cell>
          <table:table-cell table:style-name="ce17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riangleLabelView</text:p>
          </table:table-cell>
          <table:table-cell table:style-name="ce8" office:value-type="string" calcext:value-type="string">
            <text:p>A view with a triangle in the corner has a label</text:p>
          </table:table-cell>
          <table:table-cell table:style-name="ce8" office:value-type="string" calcext:value-type="string">
            <text:p>view </text:p>
          </table:table-cell>
          <table:table-cell table:style-name="ce17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ubbles</text:p>
          </table:table-cell>
          <table:table-cell table:style-name="ce8"/>
          <table:table-cell table:style-name="ce8" office:value-type="string" calcext:value-type="string">
            <text:p>notification , bubbles</text:p>
          </table:table-cell>
          <table:table-cell table:style-name="ce17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bbles Notifications</text:p>
          </table:table-cell>
          <table:table-cell table:style-name="ce8" office:value-type="string" calcext:value-type="string">
            <text:p>Exploding bubbles notifications</text:p>
          </table:table-cell>
          <table:table-cell table:style-name="ce11"/>
          <table:table-cell table:style-name="ce17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9-Patch resizer</text:p>
          </table:table-cell>
          <table:table-cell table:style-name="ce8"/>
          <table:table-cell table:style-name="ce8" office:value-type="string" calcext:value-type="string">
            <text:p>9-patch , resizer</text:p>
          </table:table-cell>
          <table:table-cell table:style-name="ce17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itiesAutoComplete</text:p>
          </table:table-cell>
          <table:table-cell table:style-name="ce8"/>
          <table:table-cell table:style-name="ce8" office:value-type="string" calcext:value-type="string">
            <text:p>cities , Google Places , autocomplete</text:p>
          </table:table-cell>
          <table:table-cell table:style-name="ce17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okenAutoComplete</text:p>
          </table:table-cell>
          <table:table-cell table:style-name="ce8"/>
          <table:table-cell table:style-name="ce8" office:value-type="string" calcext:value-type="string">
            <text:p>auto-complete</text:p>
          </table:table-cell>
          <table:table-cell table:style-name="ce17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EmailAutoComplete</text:p>
          </table:table-cell>
          <table:table-cell table:style-name="ce8"/>
          <table:table-cell table:style-name="ce8" office:value-type="string" calcext:value-type="string">
            <text:p>email , autocomplete</text:p>
          </table:table-cell>
          <table:table-cell table:style-name="ce17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lidingActivity</text:p>
          </table:table-cell>
          <table:table-cell table:style-name="ce12" office:value-type="string" calcext:value-type="string">
            <text:p>Android library which allows you to swipe down from an activity to close it. </text:p>
          </table:table-cell>
          <table:table-cell table:style-name="ce8"/>
          <table:table-cell table:style-name="ce17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arouselview</text:p>
          </table:table-cell>
          <table:table-cell table:style-name="ce12" office:value-type="string" calcext:value-type="string">
            <text:p>A simple library to add carousel view in android app. </text:p>
          </table:table-cell>
          <table:table-cell table:style-name="ce8" office:value-type="string" calcext:value-type="string">
            <text:p>carousel , view</text:p>
          </table:table-cell>
          <table:table-cell table:style-name="ce17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Paperboy</text:p>
          </table:table-cell>
          <table:table-cell table:style-name="ce12" office:value-type="string" calcext:value-type="string">
            <text:p>A changelog library for Android </text:p>
          </table:table-cell>
          <table:table-cell table:style-name="ce8" office:value-type="string" calcext:value-type="string">
            <text:p>changelog , view</text:p>
          </table:table-cell>
          <table:table-cell table:style-name="ce17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Vintage Chroma</text:p>
          </table:table-cell>
          <table:table-cell table:style-name="ce8"/>
          <table:table-cell table:style-name="ce8" office:value-type="string" calcext:value-type="string">
            <text:p>color picker</text:p>
          </table:table-cell>
          <table:table-cell table:style-name="ce17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ugshaker</text:p>
          </table:table-cell>
          <table:table-cell table:style-name="ce8"/>
          <table:table-cell table:style-name="ce8" office:value-type="string" calcext:value-type="string">
            <text:p>shaker , bug</text:p>
          </table:table-cell>
          <table:table-cell table:style-name="ce17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onnect Pattern</text:p>
          </table:table-cell>
          <table:table-cell table:style-name="ce8"/>
          <table:table-cell table:style-name="ce8" office:value-type="string" calcext:value-type="string">
            <text:p>pattern</text:p>
          </table:table-cell>
          <table:table-cell table:style-name="ce17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PullToRefresh</text:p>
          </table:table-cell>
          <table:table-cell table:style-name="ce8"/>
          <table:table-cell table:style-name="ce8" office:value-type="string" calcext:value-type="string">
            <text:p>pull to refresh , fun , animations</text:p>
          </table:table-cell>
          <table:table-cell table:style-name="ce17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ored Rudolf</text:p>
          </table:table-cell>
          <table:table-cell table:style-name="ce8"/>
          <table:table-cell table:style-name="ce8" office:value-type="string" calcext:value-type="string">
            <text:p>pull to refresh , game</text:p>
          </table:table-cell>
          <table:table-cell table:style-name="ce17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eer Swipe Refresh</text:p>
          </table:table-cell>
          <table:table-cell table:style-name="ce8" table:number-columns-repeated="2"/>
          <table:table-cell table:style-name="ce17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FlyRefresh</text:p>
          </table:table-cell>
          <table:table-cell table:style-name="ce8"/>
          <table:table-cell table:style-name="ce8" office:value-type="string" calcext:value-type="string">
            <text:p>pull to refresh , animation</text:p>
          </table:table-cell>
          <table:table-cell table:style-name="ce17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ircular Slider</text:p>
          </table:table-cell>
          <table:table-cell table:style-name="ce8" table:number-columns-repeated="2"/>
          <table:table-cell table:style-name="ce17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icker</text:p>
          </table:table-cell>
          <table:table-cell table:style-name="ce8" office:value-type="string" calcext:value-type="string">
            <text:p>An Android TextView with scrolling text changes</text:p>
          </table:table-cell>
          <table:table-cell table:style-name="ce8" office:value-type="string" calcext:value-type="string">
            <text:p>text view , scrolling</text:p>
          </table:table-cell>
          <table:table-cell table:style-name="ce17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Jackson</text:p>
          </table:table-cell>
          <table:table-cell table:style-name="ce8" office:value-type="string" calcext:value-type="string">
            <text:p>JSON parser library</text:p>
          </table:table-cell>
          <table:table-cell table:style-name="ce8" office:value-type="string" calcext:value-type="string">
            <text:p>json </text:p>
          </table:table-cell>
          <table:table-cell table:style-name="ce18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LikesLayout</text:p>
          </table:table-cell>
          <table:table-cell table:style-name="ce12" office:value-type="string" calcext:value-type="string">
            <text:p>mplementation of layouts that allow to add likes in Periscope style</text:p>
          </table:table-cell>
          <table:table-cell table:style-name="ce12" office:value-type="string" calcext:value-type="string">
            <text:p>layout , effects , likes</text:p>
          </table:table-cell>
          <table:table-cell table:style-name="ce18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vealator</text:p>
          </table:table-cell>
          <table:table-cell table:style-name="ce12" office:value-type="string" calcext:value-type="string">
            <text:p>An helper to circle reveal / unreveal a view easily</text:p>
          </table:table-cell>
          <table:table-cell table:style-name="ce8" office:value-type="string" calcext:value-type="string">
            <text:p>layout , effects </text:p>
          </table:table-cell>
          <table:table-cell table:style-name="ce18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Otto</text:p>
          </table:table-cell>
          <table:table-cell table:style-name="ce12" office:value-type="string" calcext:value-type="string">
            <text:p>An enhanced event bus with emphasis on Android support </text:p>
          </table:table-cell>
          <table:table-cell table:style-name="ce12" office:value-type="string" calcext:value-type="string">
            <text:p>events , bus programming</text:p>
          </table:table-cell>
          <table:table-cell table:style-name="ce18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Dagger</text:p>
          </table:table-cell>
          <table:table-cell table:style-name="ce12" office:value-type="string" calcext:value-type="string">
            <text:p>Dependency injector</text:p>
          </table:table-cell>
          <table:table-cell table:style-name="ce12" office:value-type="string" calcext:value-type="string">
            <text:p>dependency , injection </text:p>
          </table:table-cell>
          <table:table-cell table:style-name="ce18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xAndroid</text:p>
          </table:table-cell>
          <table:table-cell table:style-name="ce12" office:value-type="string" calcext:value-type="string">
            <text:p>Reactive Extension</text:p>
          </table:table-cell>
          <table:table-cell table:style-name="ce12" office:value-type="string" calcext:value-type="string">
            <text:p>Events , reactive programming</text:p>
          </table:table-cell>
          <table:table-cell table:style-name="ce18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kHttp</text:p>
          </table:table-cell>
          <table:table-cell table:style-name="ce12" office:value-type="string" calcext:value-type="string">
            <text:p>An HTTP and HTTP/2 client for Android and Java application</text:p>
          </table:table-cell>
          <table:table-cell table:style-name="ce12" office:value-type="string" calcext:value-type="string">
            <text:p>HTTP , HTTP2 , client</text:p>
          </table:table-cell>
          <table:table-cell table:style-name="ce18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tepView</text:p>
          </table:table-cell>
          <table:table-cell table:style-name="ce8" office:value-type="string" calcext:value-type="string">
            <text:p>Step by step view</text:p>
          </table:table-cell>
          <table:table-cell table:style-name="ce8" office:value-type="string" calcext:value-type="string">
            <text:p>HorizontalStepView , VerticalStepView , indicators</text:p>
          </table:table-cell>
          <table:table-cell table:style-name="ce17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Material Tip</text:p>
          </table:table-cell>
          <table:table-cell table:style-name="ce8"/>
          <table:table-cell table:style-name="ce8" office:value-type="string" calcext:value-type="string">
            <text:p>tip</text:p>
          </table:table-cell>
          <table:table-cell table:style-name="ce17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Dart lib</text:p>
          </table:table-cell>
          <table:table-cell table:style-name="ce8" office:value-type="string" calcext:value-type="string">
            <text:p>Extras injection lib</text:p>
          </table:table-cell>
          <table:table-cell table:style-name="ce8" office:value-type="string" calcext:value-type="string">
            <text:p>intent , extras , injections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QRCodeReaderView</text:p>
          </table:table-cell>
          <table:table-cell table:style-name="ce8" table:number-columns-repeated="2"/>
          <table:table-cell table:style-name="ce17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lidingDrawer</text:p>
          </table:table-cell>
          <table:table-cell table:style-name="ce8"/>
          <table:table-cell table:style-name="ce8" office:value-type="string" calcext:value-type="string">
            <text:p>bottom sheet , sliding view</text:p>
          </table:table-cell>
          <table:table-cell table:style-name="ce17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Hugo</text:p>
          </table:table-cell>
          <table:table-cell table:style-name="ce8" office:value-type="string" calcext:value-type="string">
            <text:p>Annotation-triggered method call logging for debug builds</text:p>
          </table:table-cell>
          <table:table-cell table:style-name="ce8" office:value-type="string" calcext:value-type="string">
            <text:p>annotations , log</text:p>
          </table:table-cell>
          <table:table-cell table:style-name="ce17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rystal preloaders</text:p>
          </table:table-cell>
          <table:table-cell table:style-name="ce8"/>
          <table:table-cell table:style-name="ce8" office:value-type="string" calcext:value-type="string">
            <text:p>loaders</text:p>
          </table:table-cell>
          <table:table-cell table:style-name="ce17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Magic Button</text:p>
          </table:table-cell>
          <table:table-cell table:style-name="ce8"/>
          <table:table-cell table:style-name="ce8" office:value-type="string" calcext:value-type="string">
            <text:p>buttons</text:p>
          </table:table-cell>
          <table:table-cell table:style-name="ce17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AndroidDevMetrics</text:p>
          </table:table-cell>
          <table:table-cell table:style-name="ce8" office:value-type="string" calcext:value-type="string">
            <text:p>Performance metrics library </text:p>
          </table:table-cell>
          <table:table-cell table:style-name="ce8" office:value-type="string" calcext:value-type="string">
            <text:p>metrics , dagger2metrics</text:p>
          </table:table-cell>
          <table:table-cell table:style-name="ce17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tereoView</text:p>
          </table:table-cell>
          <table:table-cell table:style-name="ce8"/>
          <table:table-cell table:style-name="ce8" office:value-type="string" calcext:value-type="string">
            <text:p>effects</text:p>
          </table:table-cell>
          <table:table-cell table:style-name="ce17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humbUp</text:p>
          </table:table-cell>
          <table:table-cell table:style-name="ce8"/>
          <table:table-cell table:style-name="ce8" office:value-type="string" calcext:value-type="string">
            <text:p>effects , animations , likes</text:p>
          </table:table-cell>
          <table:table-cell table:style-name="ce17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MaterialLogin</text:p>
          </table:table-cell>
          <table:table-cell table:style-name="ce8" office:value-type="string" calcext:value-type="string">
            <text:p>Amazing material login effect</text:p>
          </table:table-cell>
          <table:table-cell table:style-name="ce8" office:value-type="string" calcext:value-type="string">
            <text:p>material , login</text:p>
          </table:table-cell>
          <table:table-cell table:style-name="ce17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 table:number-rows-repeated="2">
          <table:table-cell table:style-name="ce8" table:number-columns-repeated="4"/>
          <table:table-cell table:style-name="ce17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2" table:number-rows-repeated="81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6" table:print="false">
        <office:forms form:automatic-focus="false" form:apply-design-mode="false"/>
        <table:table-column table:style-name="co2" table:default-cell-style-name="ce35"/>
        <table:table-column table:style-name="co10" table:default-cell-style-name="ce35"/>
        <table:table-column table:style-name="co4" table:default-cell-style-name="ce35"/>
        <table:table-column table:style-name="co5" table:default-cell-style-name="ce35"/>
        <table:table-column table:style-name="co7" table:default-cell-style-name="ce35"/>
        <table:table-column table:style-name="co6" table:number-columns-repeated="21" table:default-cell-style-name="ce35"/>
        <table:table-column table:style-name="co6" table:number-columns-repeated="230" table:default-cell-style-name="Default"/>
        <table:table-row table:style-name="ro1">
          <table:table-cell table:style-name="ce45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8"/>
          <table:table-cell table:number-columns-repeated="251"/>
        </table:table-row>
        <table:table-row table:style-name="ro2">
          <table:covered-table-cell table:number-columns-repeated="5" table:style-name="ce28"/>
          <table:table-cell table:number-columns-repeated="251"/>
        </table:table-row>
        <table:table-row table:style-name="ro2">
          <table:covered-table-cell table:number-columns-repeated="5" table:style-name="ce28"/>
          <table:table-cell table:number-columns-repeated="251"/>
        </table:table-row>
        <table:table-row table:style-name="ro3">
          <table:table-cell table:style-name="ce29" table:number-columns-repeated="5"/>
          <table:table-cell table:number-columns-repeated="251"/>
        </table:table-row>
        <table:table-row table:style-name="ro2">
          <table:table-cell table:style-name="ce29" table:number-columns-repeated="5"/>
          <table:table-cell table:number-columns-repeated="251"/>
        </table:table-row>
        <table:table-row table:style-name="ro3">
          <table:table-cell table:style-name="ce46" office:value-type="string" calcext:value-type="string">
            <text:p>Platform</text:p>
          </table:table-cell>
          <table:table-cell table:style-name="ce46" office:value-type="string" calcext:value-type="string">
            <text:p>Name</text:p>
          </table:table-cell>
          <table:table-cell table:style-name="ce46" office:value-type="string" calcext:value-type="string">
            <text:p>Description</text:p>
          </table:table-cell>
          <table:table-cell table:style-name="ce46" office:value-type="string" calcext:value-type="string">
            <text:p>Keywords</text:p>
          </table:table-cell>
          <table:table-cell table:style-name="ce46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Putting APK on diet</text:p>
          </table:table-cell>
          <table:table-cell table:style-name="ce36" office:value-type="string" calcext:value-type="string">
            <text:p>Tips to reduce heavy APK and have a better hygiene</text:p>
          </table:table-cell>
          <table:table-cell table:style-name="ce36" office:value-type="string" calcext:value-type="string">
            <text:p>tuto , APK</text:p>
          </table:table-cell>
          <table:table-cell table:style-name="ce41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Store optimisation</text:p>
          </table:table-cell>
          <table:table-cell table:style-name="ce36" office:value-type="string" calcext:value-type="string">
            <text:p>The marketer's guide to app store optimisation by buzinga</text:p>
          </table:table-cell>
          <table:table-cell table:style-name="ce36" office:value-type="string" calcext:value-type="string">
            <text:p>tuto</text:p>
          </table:table-cell>
          <table:table-cell table:style-name="ce41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ultidex</text:p>
          </table:table-cell>
          <table:table-cell table:style-name="ce36" office:value-type="string" calcext:value-type="string">
            <text:p>About multidexing and eprformances</text:p>
          </table:table-cell>
          <table:table-cell table:style-name="ce36" office:value-type="string" calcext:value-type="string">
            <text:p>tuto , multidex</text:p>
          </table:table-cell>
          <table:table-cell table:style-name="ce41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UI Tips for pre and post Lollipop</text:p>
          </table:table-cell>
          <table:table-cell table:style-name="ce36"/>
          <table:table-cell table:style-name="ce36" office:value-type="string" calcext:value-type="string">
            <text:p>tuto , lollipop , design , material</text:p>
          </table:table-cell>
          <table:table-cell table:style-name="ce41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Implement app invites</text:p>
          </table:table-cell>
          <table:table-cell table:style-name="ce36"/>
          <table:table-cell table:style-name="ce36" office:value-type="string" calcext:value-type="string">
            <text:p>tuto , app invites</text:p>
          </table:table-cell>
          <table:table-cell table:style-name="ce41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login and signup screens</text:p>
          </table:table-cell>
          <table:table-cell table:style-name="ce36"/>
          <table:table-cell table:style-name="ce36" office:value-type="string" calcext:value-type="string">
            <text:p>tuto , material , login screen</text:p>
          </table:table-cell>
          <table:table-cell table:style-name="ce41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Upgrade</text:p>
          </table:table-cell>
          <table:table-cell table:style-name="ce36" office:value-type="string" calcext:value-type="string">
            <text:p>Site de veille</text:p>
          </table:table-cell>
          <table:table-cell table:style-name="ce36"/>
          <table:table-cell table:style-name="ce41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Reduce your Android build duration</text:p>
          </table:table-cell>
          <table:table-cell table:style-name="ce36" table:number-columns-repeated="2"/>
          <table:table-cell table:style-name="ce41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Data Binding Library: Great UI’s with Less code</text:p>
          </table:table-cell>
          <table:table-cell table:style-name="ce36"/>
          <table:table-cell table:style-name="ce36" office:value-type="string" calcext:value-type="string">
            <text:p>tuto , lib , data binding , vues</text:p>
          </table:table-cell>
          <table:table-cell table:style-name="ce41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Genymotion, Gradle, Flavors</text:p>
          </table:table-cell>
          <table:table-cell table:style-name="ce36" office:value-type="string" calcext:value-type="string">
            <text:p>Stable functional tests with Genymotion Gradle Plugin and test-specific Product Flavors</text:p>
          </table:table-cell>
          <table:table-cell table:style-name="ce36" office:value-type="string" calcext:value-type="string">
            <text:p>gradle , flavors , genymotion</text:p>
          </table:table-cell>
          <table:table-cell table:style-name="ce41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ake translations for apps</text:p>
          </table:table-cell>
          <table:table-cell table:style-name="ce36"/>
          <table:table-cell table:style-name="ce36" office:value-type="string" calcext:value-type="string">
            <text:p>traduction , i18n</text:p>
          </table:table-cell>
          <table:table-cell table:style-name="ce41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Quality and performances</text:p>
          </table:table-cell>
          <table:table-cell table:style-name="ce36" office:value-type="string" calcext:value-type="string">
            <text:p>Engineering Android apps for Performance &amp; Quality</text:p>
          </table:table-cell>
          <table:table-cell table:style-name="ce36"/>
          <table:table-cell table:style-name="ce41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10 conseils pour rendre votre présentation mémorable</text:p>
          </table:table-cell>
          <table:table-cell table:style-name="ce36"/>
          <table:table-cell table:style-name="ce36" office:value-type="string" calcext:value-type="string">
            <text:p>pitch , keynote , présentation</text:p>
          </table:table-cell>
          <table:table-cell table:style-name="ce41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Introducing Material Deisgn Lite</text:p>
          </table:table-cell>
          <table:table-cell table:style-name="ce36"/>
          <table:table-cell table:style-name="ce36" office:value-type="string" calcext:value-type="string">
            <text:p>material design</text:p>
          </table:table-cell>
          <table:table-cell table:style-name="ce41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JS</text:p>
          </table:table-cell>
          <table:table-cell table:style-name="ce36"/>
          <table:table-cell table:style-name="ce36" office:value-type="string" calcext:value-type="string">
            <text:p>ES5 to ES6</text:p>
          </table:table-cell>
          <table:table-cell table:style-name="ce36" office:value-type="string" calcext:value-type="string">
            <text:p>ES 5 , ES 6 , JS , JavaScript , ECMA SCRIPT</text:p>
          </table:table-cell>
          <table:table-cell table:style-name="ce41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Performances</text:p>
          </table:table-cell>
          <table:table-cell table:style-name="ce36"/>
          <table:table-cell table:style-name="ce36" office:value-type="string" calcext:value-type="string">
            <text:p>perfs , optimisation , Android , power , memory , leaks</text:p>
          </table:table-cell>
          <table:table-cell table:style-name="ce41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wesome Android libraries</text:p>
          </table:table-cell>
          <table:table-cell table:style-name="ce36"/>
          <table:table-cell table:style-name="ce36" office:value-type="string" calcext:value-type="string">
            <text:p>material design , libs , UI / UX</text:p>
          </table:table-cell>
          <table:table-cell table:style-name="ce41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&lt;3</text:p>
          </table:table-cell>
          <table:table-cell table:style-name="ce36" table:number-columns-repeated="2"/>
          <table:table-cell table:style-name="ce41" office:value-type="string" calcext:value-type="string">
            <text:p>http://www.androidfiguren.de/ http://android-foundry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Top 5 Android Testing Frameworks (with Examples)</text:p>
          </table:table-cell>
          <table:table-cell table:style-name="ce36"/>
          <table:table-cell table:style-name="ce36" office:value-type="string" calcext:value-type="string">
            <text:p>Robotium , Espresso , UI Automator , Appium , Calabash </text:p>
          </table:table-cell>
          <table:table-cell table:style-name="ce41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Créer un bon logo d'application mobile</text:p>
          </table:table-cell>
          <table:table-cell table:style-name="ce36"/>
          <table:table-cell table:style-name="ce36" office:value-type="string" calcext:value-type="string">
            <text:p>design , logos</text:p>
          </table:table-cell>
          <table:table-cell table:style-name="ce41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Diaspora*</text:p>
          </table:table-cell>
          <table:table-cell table:style-name="ce36" table:number-columns-repeated="2"/>
          <table:table-cell table:style-name="ce41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Clipingmagic</text:p>
          </table:table-cell>
          <table:table-cell table:style-name="ce36"/>
          <table:table-cell table:style-name="ce36" office:value-type="string" calcext:value-type="string">
            <text:p>png transparent</text:p>
          </table:table-cell>
          <table:table-cell table:style-name="ce41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Designeuropre</text:p>
          </table:table-cell>
          <table:table-cell table:style-name="ce36" table:number-columns-repeated="2"/>
          <table:table-cell table:style-name="ce41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JustinMind</text:p>
          </table:table-cell>
          <table:table-cell table:style-name="ce36"/>
          <table:table-cell table:style-name="ce36" office:value-type="string" calcext:value-type="string">
            <text:p>mock up , proto , maquette</text:p>
          </table:table-cell>
          <table:table-cell table:style-name="ce41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5 règles pour réussir son hackathon</text:p>
          </table:table-cell>
          <table:table-cell table:style-name="ce36"/>
          <table:table-cell table:style-name="ce36" office:value-type="string" calcext:value-type="string">
            <text:p>hackathon , conseils</text:p>
          </table:table-cell>
          <table:table-cell table:style-name="ce41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Eliminating Code Overhead</text:p>
          </table:table-cell>
          <table:table-cell table:style-name="ce36"/>
          <table:table-cell table:style-name="ce36" office:value-type="string" calcext:value-type="string">
            <text:p>tutos , code overhead</text:p>
          </table:table-cell>
          <table:table-cell table:style-name="ce41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Five app prototyping tools compared</text:p>
          </table:table-cell>
          <table:table-cell table:style-name="ce36"/>
          <table:table-cell table:style-name="ce36" office:value-type="string" calcext:value-type="string">
            <text:p>comparaisons , apps maquettes</text:p>
          </table:table-cell>
          <table:table-cell table:style-name="ce41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Flaticons</text:p>
          </table:table-cell>
          <table:table-cell table:style-name="ce36"/>
          <table:table-cell table:style-name="ce36" office:value-type="string" calcext:value-type="string">
            <text:p>images , icons</text:p>
          </table:table-cell>
          <table:table-cell table:style-name="ce41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ppscreenshotmaker</text:p>
          </table:table-cell>
          <table:table-cell table:style-name="ce36"/>
          <table:table-cell table:style-name="ce36" office:value-type="string" calcext:value-type="string">
            <text:p>screen shots , store</text:p>
          </table:table-cell>
          <table:table-cell table:style-name="ce41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uild a Material Design App</text:p>
          </table:table-cell>
          <table:table-cell table:style-name="ce36"/>
          <table:table-cell table:style-name="ce36" office:value-type="string" calcext:value-type="string">
            <text:p>material design , tuto</text:p>
          </table:table-cell>
          <table:table-cell table:style-name="ce41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Color palette</text:p>
          </table:table-cell>
          <table:table-cell table:style-name="ce36"/>
          <table:table-cell table:style-name="ce36" office:value-type="string" calcext:value-type="string">
            <text:p>couleurs , material design</text:p>
          </table:table-cell>
          <table:table-cell table:style-name="ce41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Unicode</text:p>
          </table:table-cell>
          <table:table-cell table:style-name="ce36"/>
          <table:table-cell table:style-name="ce36" office:value-type="string" calcext:value-type="string">
            <text:p>unicode</text:p>
          </table:table-cell>
          <table:table-cell table:style-name="ce41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Draw.io</text:p>
          </table:table-cell>
          <table:table-cell table:style-name="ce36" table:number-columns-repeated="2"/>
          <table:table-cell table:style-name="ce41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Develop a secured Android app</text:p>
          </table:table-cell>
          <table:table-cell table:style-name="ce36" table:number-columns-repeated="2"/>
          <table:table-cell table:style-name="ce41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JSON schema to POJO</text:p>
          </table:table-cell>
          <table:table-cell table:style-name="ce36"/>
          <table:table-cell table:style-name="ce36" office:value-type="string" calcext:value-type="string">
            <text:p>json , pojo , java</text:p>
          </table:table-cell>
          <table:table-cell table:style-name="ce41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Choose a License</text:p>
          </table:table-cell>
          <table:table-cell table:style-name="ce36" table:number-columns-repeated="2"/>
          <table:table-cell table:style-name="ce41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Git VS SVN</text:p>
          </table:table-cell>
          <table:table-cell table:style-name="ce36"/>
          <table:table-cell table:style-name="ce36" office:value-type="string" calcext:value-type="string">
            <text:p>git , svn</text:p>
          </table:table-cell>
          <table:table-cell table:style-name="ce41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Libtastic</text:p>
          </table:table-cell>
          <table:table-cell table:style-name="ce36" table:number-columns-repeated="2"/>
          <table:table-cell table:style-name="ce41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3 unit tests to avoid bad surprises on Android</text:p>
          </table:table-cell>
          <table:table-cell table:style-name="ce36" table:number-columns-repeated="2"/>
          <table:table-cell table:style-name="ce41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voiding cold starts on Android</text:p>
          </table:table-cell>
          <table:table-cell table:style-name="ce36"/>
          <table:table-cell table:style-name="ce36" office:value-type="string" calcext:value-type="string">
            <text:p>android , cold start</text:p>
          </table:table-cell>
          <table:table-cell table:style-name="ce41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ake reverse engineering</text:p>
          </table:table-cell>
          <table:table-cell table:style-name="ce36"/>
          <table:table-cell table:style-name="ce36" office:value-type="string" calcext:value-type="string">
            <text:p>android : reverse engineering , dex2jar , jdgui , smali , backsmali</text:p>
          </table:table-cell>
          <table:table-cell table:style-name="ce41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ake an app survive in the Android ocean</text:p>
          </table:table-cell>
          <table:table-cell table:style-name="ce36"/>
          <table:table-cell table:style-name="ce36" office:value-type="string" calcext:value-type="string">
            <text:p>app , vie app , </text:p>
          </table:table-cell>
          <table:table-cell table:style-name="ce41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threads</text:p>
          </table:table-cell>
          <table:table-cell table:style-name="ce36"/>
          <table:table-cell table:style-name="ce36" office:value-type="string" calcext:value-type="string">
            <text:p>threads , intent services , services</text:p>
          </table:table-cell>
          <table:table-cell table:style-name="ce41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bout flip animatiions</text:p>
          </table:table-cell>
          <table:table-cell table:style-name="ce36" table:number-columns-repeated="2"/>
          <table:table-cell table:style-name="ce41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DroidLinguist</text:p>
          </table:table-cell>
          <table:table-cell table:style-name="ce36" office:value-type="string" calcext:value-type="string">
            <text:p>A tool that helps you easily translate your killer android apps!</text:p>
          </table:table-cell>
          <table:table-cell table:style-name="ce36" office:value-type="string" calcext:value-type="string">
            <text:p>languages , i18n</text:p>
          </table:table-cell>
          <table:table-cell table:style-name="ce41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dding badge or count to the navigation drawer</text:p>
          </table:table-cell>
          <table:table-cell table:style-name="ce36" table:number-columns-repeated="2"/>
          <table:table-cell table:style-name="ce41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Tooleap</text:p>
          </table:table-cell>
          <table:table-cell table:style-name="ce36"/>
          <table:table-cell table:style-name="ce36" office:value-type="string" calcext:value-type="string">
            <text:p>flaoting ui</text:p>
          </table:table-cell>
          <table:table-cell table:style-name="ce41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How to design native mobile apps ?</text:p>
          </table:table-cell>
          <table:table-cell table:style-name="ce36" table:number-columns-repeated="2"/>
          <table:table-cell table:style-name="ce41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Choose a license</text:p>
          </table:table-cell>
          <table:table-cell table:style-name="ce36" table:number-columns-repeated="2"/>
          <table:table-cell table:style-name="ce41" office:value-type="string" calcext:value-type="string">
            <text:p>http://choosealicense.com/licenses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efore publishing</text:p>
          </table:table-cell>
          <table:table-cell table:style-name="ce36" office:value-type="string" calcext:value-type="string">
            <text:p>Two things to check before publishing the app</text:p>
          </table:table-cell>
          <table:table-cell table:style-name="ce36" office:value-type="string" calcext:value-type="string">
            <text:p>shareUserId , package, app store</text:p>
          </table:table-cell>
          <table:table-cell table:style-name="ce41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ProGuar</text:p>
          </table:table-cell>
          <table:table-cell table:style-name="ce36" table:number-columns-repeated="2"/>
          <table:table-cell table:style-name="ce41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Google App Licensing </text:p>
          </table:table-cell>
          <table:table-cell table:style-name="ce36"/>
          <table:table-cell table:style-name="ce36" office:value-type="string" calcext:value-type="string">
            <text:p>protection , external apk , license</text:p>
          </table:table-cell>
          <table:table-cell table:style-name="ce41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wesome Android performance</text:p>
          </table:table-cell>
          <table:table-cell table:style-name="ce36" table:number-columns-repeated="2"/>
          <table:table-cell table:style-name="ce41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Loading DEX cpode over the network</text:p>
          </table:table-cell>
          <table:table-cell table:style-name="ce36" table:number-columns-repeated="2"/>
          <table:table-cell table:style-name="ce41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Fighting application size with ProGuard and beyond</text:p>
          </table:table-cell>
          <table:table-cell table:style-name="ce36" table:number-columns-repeated="2"/>
          <table:table-cell table:style-name="ce41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How to build a solid base for Matgerial Design App</text:p>
          </table:table-cell>
          <table:table-cell table:style-name="ce36"/>
          <table:table-cell table:style-name="ce36" office:value-type="string" calcext:value-type="string">
            <text:p>material design , case study</text:p>
          </table:table-cell>
          <table:table-cell table:style-name="ce41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Optimize battery life with GCM</text:p>
          </table:table-cell>
          <table:table-cell table:style-name="ce36"/>
          <table:table-cell table:style-name="ce36" office:value-type="string" calcext:value-type="string">
            <text:p>Android , battery , GCM</text:p>
          </table:table-cell>
          <table:table-cell table:style-name="ce41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code convention</text:p>
          </table:table-cell>
          <table:table-cell table:style-name="ce36"/>
          <table:table-cell table:style-name="ce36" office:value-type="string" calcext:value-type="string">
            <text:p>code convention</text:p>
          </table:table-cell>
          <table:table-cell table:style-name="ce41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Combining Vector Drawables with Day/Night Theme</text:p>
          </table:table-cell>
          <table:table-cell table:style-name="ce36" table:number-columns-repeated="2"/>
          <table:table-cell table:style-name="ce41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Java</text:p>
          </table:table-cell>
          <table:table-cell table:style-name="ce36" office:value-type="string" calcext:value-type="string">
            <text:p>Mockito</text:p>
          </table:table-cell>
          <table:table-cell table:style-name="ce36"/>
          <table:table-cell table:style-name="ce36" office:value-type="string" calcext:value-type="string">
            <text:p>mocks , TU , mockito</text:p>
          </table:table-cell>
          <table:table-cell table:style-name="ce41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Java</text:p>
          </table:table-cell>
          <table:table-cell table:style-name="ce36" office:value-type="string" calcext:value-type="string">
            <text:p>PowerMock</text:p>
          </table:table-cell>
          <table:table-cell table:style-name="ce36"/>
          <table:table-cell table:style-name="ce36" office:value-type="string" calcext:value-type="string">
            <text:p>mocks , TU , mockito , PowerMock</text:p>
          </table:table-cell>
          <table:table-cell table:style-name="ce41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OpenGL 2</text:p>
          </table:table-cell>
          <table:table-cell table:style-name="ce36"/>
          <table:table-cell table:style-name="ce36" office:value-type="string" calcext:value-type="string">
            <text:p>OpenGL 2</text:p>
          </table:table-cell>
          <table:table-cell table:style-name="ce41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bout Bottom Navigation</text:p>
          </table:table-cell>
          <table:table-cell table:style-name="ce36"/>
          <table:table-cell table:style-name="ce36" office:value-type="string" calcext:value-type="string">
            <text:p>bottom navigation</text:p>
          </table:table-cell>
          <table:table-cell table:style-name="ce41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utomate screenshots for store</text:p>
          </table:table-cell>
          <table:table-cell table:style-name="ce36"/>
          <table:table-cell table:style-name="ce36" office:value-type="string" calcext:value-type="string">
            <text:p>screen shots</text:p>
          </table:table-cell>
          <table:table-cell table:style-name="ce41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ackup/Restore a Realm database on Google Drive with Drive API</text:p>
          </table:table-cell>
          <table:table-cell table:style-name="ce36"/>
          <table:table-cell table:style-name="ce36" office:value-type="string" calcext:value-type="string">
            <text:p>database , realm , api , google drive</text:p>
          </table:table-cell>
          <table:table-cell table:style-name="ce41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SOLID</text:p>
          </table:table-cell>
          <table:table-cell table:style-name="ce36"/>
          <table:table-cell table:style-name="ce36" office:value-type="string" calcext:value-type="string">
            <text:p>solid</text:p>
          </table:table-cell>
          <table:table-cell table:style-name="ce41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Learn X in Y</text:p>
          </table:table-cell>
          <table:table-cell table:style-name="ce36" table:number-columns-repeated="2"/>
          <table:table-cell table:style-name="ce41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ccesibility tests</text:p>
          </table:table-cell>
          <table:table-cell table:style-name="ce36"/>
          <table:table-cell table:style-name="ce36" office:value-type="string" calcext:value-type="string">
            <text:p>accessibility tests</text:p>
          </table:table-cell>
          <table:table-cell table:style-name="ce41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ottom Sheets</text:p>
          </table:table-cell>
          <table:table-cell table:style-name="ce36" table:number-columns-repeated="2"/>
          <table:table-cell table:style-name="ce41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How to build material design prototypes</text:p>
          </table:table-cell>
          <table:table-cell table:style-name="ce36"/>
          <table:table-cell table:style-name="ce36" office:value-type="string" calcext:value-type="string">
            <text:p>sketch , pixate , prototype</text:p>
          </table:table-cell>
          <table:table-cell table:style-name="ce41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Visualize and reduce methods count</text:p>
          </table:table-cell>
          <table:table-cell table:style-name="ce36" table:number-columns-repeated="2"/>
          <table:table-cell table:style-name="ce41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rchitectures découplées</text:p>
          </table:table-cell>
          <table:table-cell table:style-name="ce36"/>
          <table:table-cell table:style-name="ce36" office:value-type="string" calcext:value-type="string">
            <text:p>RxJava</text:p>
          </table:table-cell>
          <table:table-cell table:style-name="ce41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bouts tools namespaces</text:p>
          </table:table-cell>
          <table:table-cell table:style-name="ce36" table:number-columns-repeated="2"/>
          <table:table-cell table:style-name="ce41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The absolute minimum Android developers need to know</text:p>
          </table:table-cell>
          <table:table-cell table:style-name="ce36" table:number-columns-repeated="2"/>
          <table:table-cell table:style-name="ce41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Improve code inspections with annotations</text:p>
          </table:table-cell>
          <table:table-cell table:style-name="ce36"/>
          <table:table-cell table:style-name="ce36" office:value-type="string" calcext:value-type="string">
            <text:p>annotations , code inspection</text:p>
          </table:table-cell>
          <table:table-cell table:style-name="ce41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References</text:p>
          </table:table-cell>
          <table:table-cell table:style-name="ce36"/>
          <table:table-cell table:style-name="ce36" office:value-type="string" calcext:value-type="string">
            <text:p>reference , weakreference , softreference</text:p>
          </table:table-cell>
          <table:table-cell table:style-name="ce41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Instant Run and Android Studio</text:p>
          </table:table-cell>
          <table:table-cell table:style-name="ce36" table:number-columns-repeated="2"/>
          <table:table-cell table:style-name="ce41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VP and common code modules</text:p>
          </table:table-cell>
          <table:table-cell table:style-name="ce36"/>
          <table:table-cell table:style-name="ce36" office:value-type="string" calcext:value-type="string">
            <text:p>MVP , common code modules</text:p>
          </table:table-cell>
          <table:table-cell table:style-name="ce41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Codelab MVP</text:p>
          </table:table-cell>
          <table:table-cell table:style-name="ce36"/>
          <table:table-cell table:style-name="ce36" office:value-type="string" calcext:value-type="string">
            <text:p>MVP</text:p>
          </table:table-cell>
          <table:table-cell table:style-name="ce41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odel View Presenter (MVP)</text:p>
          </table:table-cell>
          <table:table-cell table:style-name="ce36"/>
          <table:table-cell table:style-name="ce36" office:value-type="string" calcext:value-type="string">
            <text:p>MVP</text:p>
          </table:table-cell>
          <table:table-cell table:style-name="ce41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Realm, Dagger and MVP</text:p>
          </table:table-cell>
          <table:table-cell table:style-name="ce36" table:number-columns-repeated="2"/>
          <table:table-cell table:style-name="ce41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Development Patterns</text:p>
          </table:table-cell>
          <table:table-cell table:style-name="ce36" table:number-columns-repeated="2"/>
          <table:table-cell table:style-name="ce41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Supporting multiple screens</text:p>
          </table:table-cell>
          <table:table-cell table:style-name="ce36"/>
          <table:table-cell table:style-name="ce36" office:value-type="string" calcext:value-type="string">
            <text:p>Android , resolution , dpi , size , screens</text:p>
          </table:table-cell>
          <table:table-cell table:style-name="ce41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System permisions</text:p>
          </table:table-cell>
          <table:table-cell table:style-name="ce36"/>
          <table:table-cell table:style-name="ce36" office:value-type="string" calcext:value-type="string">
            <text:p>normal , dangerous , permisions</text:p>
          </table:table-cell>
          <table:table-cell table:style-name="ce41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Nimbledroid</text:p>
          </table:table-cell>
          <table:table-cell table:style-name="ce36"/>
          <table:table-cell table:style-name="ce36" office:value-type="string" calcext:value-type="string">
            <text:p>performance , analysis</text:p>
          </table:table-cell>
          <table:table-cell table:style-name="ce41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uilding responsive UI</text:p>
          </table:table-cell>
          <table:table-cell table:style-name="ce36"/>
          <table:table-cell table:style-name="ce36" office:value-type="string" calcext:value-type="string">
            <text:p>Android , resolution , dpi , size , screens , responsive , UI</text:p>
          </table:table-cell>
          <table:table-cell table:style-name="ce41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scheduler</text:p>
          </table:table-cell>
          <table:table-cell table:style-name="ce36"/>
          <table:table-cell table:style-name="ce36" office:value-type="string" calcext:value-type="string">
            <text:p>job scheduler , sync adapter , gcm network manager</text:p>
          </table:table-cell>
          <table:table-cell table:style-name="ce41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Device Art Generator</text:p>
          </table:table-cell>
          <table:table-cell table:style-name="ce36"/>
          <table:table-cell table:style-name="ce36" office:value-type="string" calcext:value-type="string">
            <text:p>android , devices , mockups , screenshots , captures , store</text:p>
          </table:table-cell>
          <table:table-cell table:style-name="ce41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Constraint Layout</text:p>
          </table:table-cell>
          <table:table-cell table:style-name="ce36" table:number-columns-repeated="2"/>
          <table:table-cell table:style-name="ce41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transition animations samples</text:p>
          </table:table-cell>
          <table:table-cell table:style-name="ce36" table:number-columns-repeated="2"/>
          <table:table-cell table:style-name="ce41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ottomSheetBehavior and AnchorSheetBehavior</text:p>
          </table:table-cell>
          <table:table-cell table:style-name="ce36" table:number-columns-repeated="2"/>
          <table:table-cell table:style-name="ce41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aintain its custom view</text:p>
          </table:table-cell>
          <table:table-cell table:style-name="ce36" table:number-columns-repeated="2"/>
          <table:table-cell table:style-name="ce41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ssets minification for leaner APK</text:p>
          </table:table-cell>
          <table:table-cell table:style-name="ce36" table:number-columns-repeated="2"/>
          <table:table-cell table:style-name="ce41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RenderThread</text:p>
          </table:table-cell>
          <table:table-cell table:style-name="ce36"/>
          <table:table-cell table:style-name="ce36" office:value-type="string" calcext:value-type="string">
            <text:p>thread , animations , canvas</text:p>
          </table:table-cell>
          <table:table-cell table:style-name="ce41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Why your canvas shapes are not smooth</text:p>
          </table:table-cell>
          <table:table-cell table:style-name="ce36"/>
          <table:table-cell table:style-name="ce36" office:value-type="string" calcext:value-type="string">
            <text:p>canvas</text:p>
          </table:table-cell>
          <table:table-cell table:style-name="ce41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bout contraint layouts</text:p>
          </table:table-cell>
          <table:table-cell table:style-name="ce36" table:number-columns-repeated="2"/>
          <table:table-cell table:style-name="ce41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uilding an Android app using the MVP pattern</text:p>
          </table:table-cell>
          <table:table-cell table:style-name="ce36" table:number-columns-repeated="2"/>
          <table:table-cell table:style-name="ce41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and crypto</text:p>
          </table:table-cell>
          <table:table-cell table:style-name="ce36" table:number-columns-repeated="2"/>
          <table:table-cell table:style-name="ce41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uild a Settings Screen</text:p>
          </table:table-cell>
          <table:table-cell table:style-name="ce36" table:number-columns-repeated="2"/>
          <table:table-cell table:style-name="ce41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Devices</text:p>
          </table:table-cell>
          <table:table-cell table:style-name="ce36"/>
          <table:table-cell table:style-name="ce36" office:value-type="string" calcext:value-type="string">
            <text:p>Dp , px , density , ratio , width , height</text:p>
          </table:table-cell>
          <table:table-cell table:style-name="ce43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Launch screen : from a tap to your app</text:p>
          </table:table-cell>
          <table:table-cell table:style-name="ce36" table:number-columns-repeated="2"/>
          <table:table-cell table:style-name="ce43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Neo Nomade</text:p>
          </table:table-cell>
          <table:table-cell table:style-name="ce36"/>
          <table:table-cell table:style-name="ce36" office:value-type="string" calcext:value-type="string">
            <text:p>Coworking , télécentre , wigwam</text:p>
          </table:table-cell>
          <table:table-cell table:style-name="ce43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MIME Types</text:p>
          </table:table-cell>
          <table:table-cell table:style-name="ce36" table:number-columns-repeated="2"/>
          <table:table-cell table:style-name="ce43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The curious case of dependency conflicts</text:p>
          </table:table-cell>
          <table:table-cell table:style-name="ce36"/>
          <table:table-cell table:style-name="ce36" office:value-type="string" calcext:value-type="string">
            <text:p>Gradle , conflits , dependences</text:p>
          </table:table-cell>
          <table:table-cell table:style-name="ce43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Identify, treat and avoid memory leaks</text:p>
          </table:table-cell>
          <table:table-cell table:style-name="ce36"/>
          <table:table-cell table:style-name="ce36" office:value-type="string" calcext:value-type="string">
            <text:p>memory , leaks</text:p>
          </table:table-cell>
          <table:table-cell table:style-name="ce43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Using Bitmap Pools in Android</text:p>
          </table:table-cell>
          <table:table-cell table:style-name="ce36"/>
          <table:table-cell table:style-name="ce36" office:value-type="string" calcext:value-type="string">
            <text:p>bitmap , bitmap pools</text:p>
          </table:table-cell>
          <table:table-cell table:style-name="ce43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app performances tips</text:p>
          </table:table-cell>
          <table:table-cell table:style-name="ce36"/>
          <table:table-cell table:style-name="ce36" office:value-type="string" calcext:value-type="string">
            <text:p>performances </text:p>
          </table:table-cell>
          <table:table-cell table:style-name="ce43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Google : My Activity</text:p>
          </table:table-cell>
          <table:table-cell table:style-name="ce36" office:value-type="string" calcext:value-type="string">
            <text:p>Manage its activity through Google's services and products</text:p>
          </table:table-cell>
          <table:table-cell table:style-name="ce36" office:value-type="string" calcext:value-type="string">
            <text:p>google</text:p>
          </table:table-cell>
          <table:table-cell table:style-name="ce43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Google : Maps timeline</text:p>
          </table:table-cell>
          <table:table-cell table:style-name="ce36"/>
          <table:table-cell table:style-name="ce36" office:value-type="string" calcext:value-type="string">
            <text:p>google</text:p>
          </table:table-cell>
          <table:table-cell table:style-name="ce43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Google : Dashboard</text:p>
          </table:table-cell>
          <table:table-cell table:style-name="ce36"/>
          <table:table-cell table:style-name="ce36" office:value-type="string" calcext:value-type="string">
            <text:p>google</text:p>
          </table:table-cell>
          <table:table-cell table:style-name="ce43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Google : My account</text:p>
          </table:table-cell>
          <table:table-cell table:style-name="ce36"/>
          <table:table-cell table:style-name="ce36" office:value-type="string" calcext:value-type="string">
            <text:p>google</text:p>
          </table:table-cell>
          <table:table-cell table:style-name="ce43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Linux : Tor</text:p>
          </table:table-cell>
          <table:table-cell table:style-name="ce36"/>
          <table:table-cell table:style-name="ce36" office:value-type="string" calcext:value-type="string">
            <text:p>privacy , linux , tor</text:p>
          </table:table-cell>
          <table:table-cell table:style-name="ce43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Linux : Cryptsetup</text:p>
          </table:table-cell>
          <table:table-cell table:style-name="ce36"/>
          <table:table-cell table:style-name="ce36" office:value-type="string" calcext:value-type="string">
            <text:p>privacy , linux</text:p>
          </table:table-cell>
          <table:table-cell table:style-name="ce43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Tor Browser</text:p>
          </table:table-cell>
          <table:table-cell table:style-name="ce36"/>
          <table:table-cell table:style-name="ce36" office:value-type="string" calcext:value-type="string">
            <text:p>Privacy , tor</text:p>
          </table:table-cell>
          <table:table-cell table:style-name="ce43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CyanogenMod</text:p>
          </table:table-cell>
          <table:table-cell table:style-name="ce36" table:number-columns-repeated="2"/>
          <table:table-cell table:style-name="ce43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ArchLinux</text:p>
          </table:table-cell>
          <table:table-cell table:style-name="ce36"/>
          <table:table-cell table:style-name="ce36" office:value-type="string" calcext:value-type="string">
            <text:p>linux</text:p>
          </table:table-cell>
          <table:table-cell table:style-name="ce43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Linux Mint</text:p>
          </table:table-cell>
          <table:table-cell table:style-name="ce36"/>
          <table:table-cell table:style-name="ce36" office:value-type="string" calcext:value-type="string">
            <text:p>linux</text:p>
          </table:table-cell>
          <table:table-cell table:style-name="ce43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Keybase.io</text:p>
          </table:table-cell>
          <table:table-cell table:style-name="ce36"/>
          <table:table-cell table:style-name="ce36" office:value-type="string" calcext:value-type="string">
            <text:p>privacy , identity , public keys</text:p>
          </table:table-cell>
          <table:table-cell table:style-name="ce43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Mailvelope</text:p>
          </table:table-cell>
          <table:table-cell table:style-name="ce36"/>
          <table:table-cell table:style-name="ce36" office:value-type="string" calcext:value-type="string">
            <text:p>privacy</text:p>
          </table:table-cell>
          <table:table-cell table:style-name="ce43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ProtonMail</text:p>
          </table:table-cell>
          <table:table-cell table:style-name="ce36"/>
          <table:table-cell table:style-name="ce36" office:value-type="string" calcext:value-type="string">
            <text:p>privacy</text:p>
          </table:table-cell>
          <table:table-cell table:style-name="ce43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Spideroak</text:p>
          </table:table-cell>
          <table:table-cell table:style-name="ce36"/>
          <table:table-cell table:style-name="ce36" office:value-type="string" calcext:value-type="string">
            <text:p>privacy</text:p>
          </table:table-cell>
          <table:table-cell table:style-name="ce43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Cryptocat</text:p>
          </table:table-cell>
          <table:table-cell table:style-name="ce36"/>
          <table:table-cell table:style-name="ce36" office:value-type="string" calcext:value-type="string">
            <text:p>privacy</text:p>
          </table:table-cell>
          <table:table-cell table:style-name="ce43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Bleep</text:p>
          </table:table-cell>
          <table:table-cell table:style-name="ce36"/>
          <table:table-cell table:style-name="ce36" office:value-type="string" calcext:value-type="string">
            <text:p>privacy , chat</text:p>
          </table:table-cell>
          <table:table-cell table:style-name="ce43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Epic Privacy Browser</text:p>
          </table:table-cell>
          <table:table-cell table:style-name="ce36"/>
          <table:table-cell table:style-name="ce36" office:value-type="string" calcext:value-type="string">
            <text:p>privacy</text:p>
          </table:table-cell>
          <table:table-cell table:style-name="ce43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enchmarking on Android</text:p>
          </table:table-cell>
          <table:table-cell table:style-name="ce36" table:number-columns-repeated="2"/>
          <table:table-cell table:style-name="ce43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Deep Dive Into Android State Restoration</text:p>
          </table:table-cell>
          <table:table-cell table:style-name="ce36"/>
          <table:table-cell table:style-name="ce36" office:value-type="string" calcext:value-type="string">
            <text:p>state , restoration</text:p>
          </table:table-cell>
          <table:table-cell table:style-name="ce43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dashboards</text:p>
          </table:table-cell>
          <table:table-cell table:style-name="ce36"/>
          <table:table-cell table:style-name="ce36" office:value-type="string" calcext:value-type="string">
            <text:p>Android , fragmentation , versions</text:p>
          </table:table-cell>
          <table:table-cell table:style-name="ce43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Upsight</text:p>
          </table:table-cell>
          <table:table-cell table:style-name="ce36"/>
          <table:table-cell table:style-name="ce38" office:value-type="string" calcext:value-type="string">
            <text:p>marketing , analytics </text:p>
          </table:table-cell>
          <table:table-cell table:style-name="ce44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31" office:value-type="string" calcext:value-type="string">
            <text:p>Android</text:p>
          </table:table-cell>
          <table:table-cell table:style-name="ce38" office:value-type="string" calcext:value-type="string">
            <text:p>Apteligent</text:p>
          </table:table-cell>
          <table:table-cell table:style-name="ce38" office:value-type="string" calcext:value-type="string">
            <text:p>Mobile application performance management</text:p>
          </table:table-cell>
          <table:table-cell table:style-name="ce38" office:value-type="string" calcext:value-type="string">
            <text:p>Crittercism , APM , metrics </text:p>
          </table:table-cell>
          <table:table-cell table:style-name="ce44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32" office:value-type="string" calcext:value-type="string">
            <text:p>/</text:p>
          </table:table-cell>
          <table:table-cell table:style-name="ce38" office:value-type="string" calcext:value-type="string">
            <text:p>Certificate and Public Key Pinning</text:p>
          </table:table-cell>
          <table:table-cell table:style-name="ce36"/>
          <table:table-cell table:style-name="ce38" office:value-type="string" calcext:value-type="string">
            <text:p>certificate</text:p>
          </table:table-cell>
          <table:table-cell table:style-name="ce44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31" office:value-type="string" calcext:value-type="string">
            <text:p>Android</text:p>
          </table:table-cell>
          <table:table-cell table:style-name="ce38" office:value-type="string" calcext:value-type="string">
            <text:p>Security with HTTPS and SSL </text:p>
          </table:table-cell>
          <table:table-cell table:style-name="ce36"/>
          <table:table-cell table:style-name="ce38" office:value-type="string" calcext:value-type="string">
            <text:p>HTTPS , security , SSL</text:p>
          </table:table-cell>
          <table:table-cell table:style-name="ce44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31" office:value-type="string" calcext:value-type="string">
            <text:p>Android</text:p>
          </table:table-cell>
          <table:table-cell table:style-name="ce38" office:value-type="string" calcext:value-type="string">
            <text:p>Supporting different screen sizes</text:p>
          </table:table-cell>
          <table:table-cell table:style-name="ce36"/>
          <table:table-cell table:style-name="ce36" office:value-type="string" calcext:value-type="string">
            <text:p>layout , sw , aliases , res</text:p>
          </table:table-cell>
          <table:table-cell table:style-name="ce44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32" office:value-type="string" calcext:value-type="string">
            <text:p>/</text:p>
          </table:table-cell>
          <table:table-cell table:style-name="ce38" office:value-type="string" calcext:value-type="string">
            <text:p>GSM Arena</text:p>
          </table:table-cell>
          <table:table-cell table:style-name="ce38" office:value-type="string" calcext:value-type="string">
            <text:p>Compare devices</text:p>
          </table:table-cell>
          <table:table-cell table:style-name="ce36"/>
          <table:table-cell table:style-name="ce44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32" office:value-type="string" calcext:value-type="string">
            <text:p>/</text:p>
          </table:table-cell>
          <table:table-cell table:style-name="ce38" office:value-type="string" calcext:value-type="string">
            <text:p>Phone Arena </text:p>
          </table:table-cell>
          <table:table-cell table:style-name="ce36" office:value-type="string" calcext:value-type="string">
            <text:p>Compare devices</text:p>
          </table:table-cell>
          <table:table-cell table:style-name="ce36"/>
          <table:table-cell table:style-name="ce44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The Android Arsenal</text:p>
          </table:table-cell>
          <table:table-cell table:style-name="ce36"/>
          <table:table-cell table:style-name="ce36" office:value-type="string" calcext:value-type="string">
            <text:p>tools , libs</text:p>
          </table:table-cell>
          <table:table-cell table:style-name="ce43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Police</text:p>
          </table:table-cell>
          <table:table-cell table:style-name="ce36"/>
          <table:table-cell table:style-name="ce36" office:value-type="string" calcext:value-type="string">
            <text:p>tools , libs , news</text:p>
          </table:table-cell>
          <table:table-cell table:style-name="ce43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Unitag</text:p>
          </table:table-cell>
          <table:table-cell table:style-name="ce36" office:value-type="string" calcext:value-type="string">
            <text:p>To build and customize QR codes</text:p>
          </table:table-cell>
          <table:table-cell table:style-name="ce36" office:value-type="string" calcext:value-type="string">
            <text:p>QR codes</text:p>
          </table:table-cell>
          <table:table-cell table:style-name="ce43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How not to become a public enemy</text:p>
          </table:table-cell>
          <table:table-cell table:style-name="ce36"/>
          <table:table-cell table:style-name="ce36" office:value-type="string" calcext:value-type="string">
            <text:p>guidelines , public project , tips</text:p>
          </table:table-cell>
          <table:table-cell table:style-name="ce43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Programmatically create a ripple drawable of any color</text:p>
          </table:table-cell>
          <table:table-cell table:style-name="ce36"/>
          <table:table-cell table:style-name="ce36" office:value-type="string" calcext:value-type="string">
            <text:p>drawable</text:p>
          </table:table-cell>
          <table:table-cell table:style-name="ce43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est Practices with Background Jobs</text:p>
          </table:table-cell>
          <table:table-cell table:style-name="ce36"/>
          <table:table-cell table:style-name="ce36" office:value-type="string" calcext:value-type="string">
            <text:p>background , jobs , tasks , service , data load</text:p>
          </table:table-cell>
          <table:table-cell table:style-name="ce43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&amp; Tech Publications</text:p>
          </table:table-cell>
          <table:table-cell table:style-name="ce36" table:number-columns-repeated="2"/>
          <table:table-cell table:style-name="ce43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etter Android Intents with Dart and Henson</text:p>
          </table:table-cell>
          <table:table-cell table:style-name="ce36"/>
          <table:table-cell table:style-name="ce36" office:value-type="string" calcext:value-type="string">
            <text:p>Dart , Henson , intents</text:p>
          </table:table-cell>
          <table:table-cell table:style-name="ce43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Big ball of mud and other architectural disasters</text:p>
          </table:table-cell>
          <table:table-cell table:style-name="ce36" table:number-columns-repeated="2"/>
          <table:table-cell table:style-name="ce43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Java</text:p>
          </table:table-cell>
          <table:table-cell table:style-name="ce36" office:value-type="string" calcext:value-type="string">
            <text:p>Howdy RxJava</text:p>
          </table:table-cell>
          <table:table-cell table:style-name="ce36"/>
          <table:table-cell table:style-name="ce36" office:value-type="string" calcext:value-type="string">
            <text:p>RxJava , reactive programming</text:p>
          </table:table-cell>
          <table:table-cell table:style-name="ce43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Java</text:p>
          </table:table-cell>
          <table:table-cell table:style-name="ce36" office:value-type="string" calcext:value-type="string">
            <text:p>Android WebSocket. Feedback, or when every second matters</text:p>
          </table:table-cell>
          <table:table-cell table:style-name="ce36"/>
          <table:table-cell table:style-name="ce36" office:value-type="string" calcext:value-type="string">
            <text:p>websockets</text:p>
          </table:table-cell>
          <table:table-cell table:style-name="ce43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Timing is everything</text:p>
          </table:table-cell>
          <table:table-cell table:style-name="ce36"/>
          <table:table-cell table:style-name="ce36" office:value-type="string" calcext:value-type="string">
            <text:p>interpolation , animations</text:p>
          </table:table-cell>
          <table:table-cell table:style-name="ce43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Identify performance issues in your Android application</text:p>
          </table:table-cell>
          <table:table-cell table:style-name="ce36"/>
          <table:table-cell table:style-name="ce36" office:value-type="string" calcext:value-type="string">
            <text:p>performances , optimization</text:p>
          </table:table-cell>
          <table:table-cell table:style-name="ce43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Why developers are scared to refactor code ?</text:p>
          </table:table-cell>
          <table:table-cell table:style-name="ce36"/>
          <table:table-cell table:style-name="ce36" office:value-type="string" calcext:value-type="string">
            <text:p>refactoring , TDD</text:p>
          </table:table-cell>
          <table:table-cell table:style-name="ce43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Kotlin</text:p>
          </table:table-cell>
          <table:table-cell table:style-name="ce36" office:value-type="string" calcext:value-type="string">
            <text:p>Why Kotlin is my next programming langage</text:p>
          </table:table-cell>
          <table:table-cell table:style-name="ce36"/>
          <table:table-cell table:style-name="ce36" office:value-type="string" calcext:value-type="string">
            <text:p>Kotlin , Java</text:p>
          </table:table-cell>
          <table:table-cell table:style-name="ce43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Kotlin</text:p>
          </table:table-cell>
          <table:table-cell table:style-name="ce36" office:value-type="string" calcext:value-type="string">
            <text:p>Comparison to Scala</text:p>
          </table:table-cell>
          <table:table-cell table:style-name="ce36"/>
          <table:table-cell table:style-name="ce36" office:value-type="string" calcext:value-type="string">
            <text:p>Kotlin , Scala</text:p>
          </table:table-cell>
          <table:table-cell table:style-name="ce43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Kotlin</text:p>
          </table:table-cell>
          <table:table-cell table:style-name="ce36" office:value-type="string" calcext:value-type="string">
            <text:p>Comparison to Java</text:p>
          </table:table-cell>
          <table:table-cell table:style-name="ce36"/>
          <table:table-cell table:style-name="ce36" office:value-type="string" calcext:value-type="string">
            <text:p>Kotlin , Java</text:p>
          </table:table-cell>
          <table:table-cell table:style-name="ce43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Web</text:p>
          </table:table-cell>
          <table:table-cell table:style-name="ce36" office:value-type="string" calcext:value-type="string">
            <text:p>Can I use</text:p>
          </table:table-cell>
          <table:table-cell table:style-name="ce36"/>
          <table:table-cell table:style-name="ce36" office:value-type="string" calcext:value-type="string">
            <text:p>web , API , features</text:p>
          </table:table-cell>
          <table:table-cell table:style-name="ce43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Web</text:p>
          </table:table-cell>
          <table:table-cell table:style-name="ce36" office:value-type="string" calcext:value-type="string">
            <text:p>What web can do today</text:p>
          </table:table-cell>
          <table:table-cell table:style-name="ce36"/>
          <table:table-cell table:style-name="ce36" office:value-type="string" calcext:value-type="string">
            <text:p>web , API , features</text:p>
          </table:table-cell>
          <table:table-cell table:style-name="ce43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JS</text:p>
          </table:table-cell>
          <table:table-cell table:style-name="ce36" office:value-type="string" calcext:value-type="string">
            <text:p>JS Republic</text:p>
          </table:table-cell>
          <table:table-cell table:style-name="ce36"/>
          <table:table-cell table:style-name="ce36" office:value-type="string" calcext:value-type="string">
            <text:p>JavaScript</text:p>
          </table:table-cell>
          <table:table-cell table:style-name="ce43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Getting the most out of Crashlytics</text:p>
          </table:table-cell>
          <table:table-cell table:style-name="ce36"/>
          <table:table-cell table:style-name="ce36" office:value-type="string" calcext:value-type="string">
            <text:p>Crashlytics</text:p>
          </table:table-cell>
          <table:table-cell table:style-name="ce43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Code smells</text:p>
          </table:table-cell>
          <table:table-cell table:style-name="ce36"/>
          <table:table-cell table:style-name="ce36" office:value-type="string" calcext:value-type="string">
            <text:p>code , smells</text:p>
          </table:table-cell>
          <table:table-cell table:style-name="ce43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Web</text:p>
          </table:table-cell>
          <table:table-cell table:style-name="ce36" office:value-type="string" calcext:value-type="string">
            <text:p>UNCSS</text:p>
          </table:table-cell>
          <table:table-cell table:style-name="ce36"/>
          <table:table-cell table:style-name="ce36" office:value-type="string" calcext:value-type="string">
            <text:p>CSS , uncss</text:p>
          </table:table-cell>
          <table:table-cell table:style-name="ce43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Web</text:p>
          </table:table-cell>
          <table:table-cell table:style-name="ce36" office:value-type="string" calcext:value-type="string">
            <text:p>Normalize CSS</text:p>
          </table:table-cell>
          <table:table-cell table:style-name="ce36" office:value-type="string" calcext:value-type="string">
            <text:p>To normalize CSS and their effects in browsers</text:p>
          </table:table-cell>
          <table:table-cell table:style-name="ce36" office:value-type="string" calcext:value-type="string">
            <text:p>normalize , css</text:p>
          </table:table-cell>
          <table:table-cell table:style-name="ce43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Web</text:p>
          </table:table-cell>
          <table:table-cell table:style-name="ce36" office:value-type="string" calcext:value-type="string">
            <text:p>Skeleton CSS</text:p>
          </table:table-cell>
          <table:table-cell table:style-name="ce36"/>
          <table:table-cell table:style-name="ce36" office:value-type="string" calcext:value-type="string">
            <text:p>skeleton , css</text:p>
          </table:table-cell>
          <table:table-cell table:style-name="ce43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Web</text:p>
          </table:table-cell>
          <table:table-cell table:style-name="ce36" office:value-type="string" calcext:value-type="string">
            <text:p>Animate CSS</text:p>
          </table:table-cell>
          <table:table-cell table:style-name="ce36"/>
          <table:table-cell table:style-name="ce36" office:value-type="string" calcext:value-type="string">
            <text:p>animations , css</text:p>
          </table:table-cell>
          <table:table-cell table:style-name="ce43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47" office:value-type="string" calcext:value-type="string">
            <text:p>JS</text:p>
          </table:table-cell>
          <table:table-cell table:style-name="ce36" office:value-type="string" calcext:value-type="string">
            <text:p>Nightwatch.js</text:p>
          </table:table-cell>
          <table:table-cell table:style-name="ce36" office:value-type="string" calcext:value-type="string">
            <text:p>Browser automated testing done easy</text:p>
          </table:table-cell>
          <table:table-cell table:style-name="ce36" office:value-type="string" calcext:value-type="string">
            <text:p>Nightwatch , js , test</text:p>
          </table:table-cell>
          <table:table-cell table:style-name="ce43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TIOBE</text:p>
          </table:table-cell>
          <table:table-cell table:style-name="ce36"/>
          <table:table-cell table:style-name="ce36" office:value-type="string" calcext:value-type="string">
            <text:p>programming langages , rank</text:p>
          </table:table-cell>
          <table:table-cell table:style-name="ce43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PYPL</text:p>
          </table:table-cell>
          <table:table-cell table:style-name="ce36"/>
          <table:table-cell table:style-name="ce36" office:value-type="string" calcext:value-type="string">
            <text:p>programming langages , rank</text:p>
          </table:table-cell>
          <table:table-cell table:style-name="ce43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 table:number-rows-repeated="31">
          <table:table-cell table:style-name="ce51"/>
          <table:table-cell table:style-name="ce36" table:number-columns-repeated="3"/>
          <table:table-cell table:style-name="ce43"/>
          <table:table-cell table:number-columns-repeated="251"/>
        </table:table-row>
        <table:table-row table:style-name="ro2" table:number-rows-repeated="7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 style:data-style-name="N2" text:time-value="16:46:08.2652137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9T16:48:11.636400617</dc:date>
    <meta:editing-duration>PT32M45S</meta:editing-duration>
    <meta:editing-cycles>43</meta:editing-cycles>
    <meta:generator>LibreOffice/4.2.8.2$Linux_X86_64 LibreOffice_project/420m0$Build-2</meta:generator>
    <meta:document-statistic meta:table-count="4" meta:cell-count="1386" meta:object-count="0"/>
  </office:meta>
</office:document-meta>
</file>